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82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0354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0.9402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0453in"/>
    </style:style>
    <style:style style:name="co10" style:family="table-column">
      <style:table-column-properties fo:break-before="auto" style:column-width="0.692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2402in"/>
    </style:style>
    <style:style style:name="co13" style:family="table-column">
      <style:table-column-properties fo:break-before="auto" style:column-width="0.9047in"/>
    </style:style>
    <style:style style:name="co14" style:family="table-column">
      <style:table-column-properties fo:break-before="auto" style:column-width="0.8346in"/>
    </style:style>
    <style:style style:name="co15" style:family="table-column">
      <style:table-column-properties fo:break-before="auto" style:column-width="1.3661in"/>
    </style:style>
    <style:style style:name="co16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d36118"/>
    </style:style>
    <style:style style:name="ce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 style:data-style-name="N184">
      <style:table-cell-properties fo:border-bottom="0.74pt solid #000000" style:text-align-source="fix" style:repeat-content="false" fo:background-color="transparent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84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1" style:family="table-cell" style:parent-style-name="Default" style:data-style-name="N184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start" fo:margin-left="0in"/>
    </style:style>
    <style:style style:name="ce19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0.74pt solid #000000" fo:border-top="none" style:vertical-align="top"/>
      <style:paragraph-properties fo:text-align="start" fo:margin-left="0in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78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in"/>
    </style:style>
    <style:style style:name="ce28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34" style:family="table-cell" style:parent-style-name="Default" style:data-style-name="N73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78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10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53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49">
      <style:table-cell-properties fo:background-color="#ffff00"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84">
      <style:table-cell-properties style:text-align-source="fix" style:repeat-content="false" style:vertical-align="top"/>
      <style:paragraph-properties fo:text-align="start" fo:margin-left="0in"/>
    </style:style>
    <style:style style:name="ce5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 style:data-style-name="N184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84">
      <style:table-cell-properties style:text-align-source="fix" style:repeat-content="false" fo:background-color="transparent" style:vertical-align="top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9cfb5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0369a3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74pt solid #a9a9a9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0369a3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184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84">
      <style:table-cell-properties fo:background-color="#ececec" style:text-align-source="fix" style:repeat-content="false" style:vertical-align="top"/>
      <style:paragraph-properties fo:text-align="start" fo:margin-left="0in"/>
      <style:text-properties fo:color="#ffffff"/>
    </style:style>
    <style:style style:name="ce123" style:family="table-cell" style:parent-style-name="Default" style:data-style-name="N184">
      <style:table-cell-properties fo:border-bottom="0.74pt solid #000000" fo:background-color="#ececec" style:text-align-source="fix" style:repeat-content="false" fo:border-left="none" fo:border-right="none" fo:border-top="none" style:vertical-align="top"/>
      <style:paragraph-properties fo:text-align="start" fo:margin-left="0in"/>
      <style:text-properties fo:color="#ffffff"/>
    </style:style>
    <style:style style:name="ce124" style:family="table-cell" style:parent-style-name="Default" style:data-style-name="N184">
      <style:table-cell-properties style:text-align-source="fix" style:repeat-content="false" fo:background-color="transparent" fo:border="none" style:vertical-align="top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2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</style:style>
    <style:style style:name="ce127" style:family="table-cell" style:parent-style-name="Default" style:data-style-name="N99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28" style:family="table-cell" style:parent-style-name="Default" style:data-style-name="N99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</style:style>
    <style:style style:name="ce8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184">
      <style:table-cell-properties style:text-align-source="fix" style:repeat-content="fals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31" style:family="table-cell" style:parent-style-name="Default" style:data-style-name="N184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32" style:family="table-cell" style:parent-style-name="Default" style:data-style-name="N184">
      <style:table-cell-properties style:text-align-source="fix" style:repeat-content="fals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133" style:family="table-cell" style:parent-style-name="Default" style:data-style-name="N184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134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in"/>
      <style:map style:condition="cell-content()=0" style:apply-style-name="Error" style:base-cell-address="4_calgen.E21"/>
    </style:style>
    <style:style style:name="ce135" style:family="table-cell" style:parent-style-name="Default" style:data-style-name="N99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map style:condition="cell-content()=0" style:apply-style-name="Error" style:base-cell-address="4_calgen.E21"/>
    </style:style>
    <style:style style:name="ce91" style:family="table-cell" style:parent-style-name="Default" style:data-style-name="N73">
      <style:table-cell-properties fo:border-bottom="0.74pt solid #000000" style:text-align-source="fix" style:repeat-content="false" fo:background-color="transparent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37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38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39" style:family="table-cell" style:parent-style-name="Default" style:data-style-name="N49">
      <style:table-cell-properties style:text-align-source="fix" style:repeat-content="false" fo:background-color="transparent" fo:border="none" style:vertical-align="top"/>
      <style:paragraph-properties fo:text-align="start" fo:margin-left="0in"/>
    </style:style>
    <style:style style:name="ce140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141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97" style:family="table-cell" style:parent-style-name="Default" style:data-style-name="N49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44" style:family="table-cell" style:parent-style-name="Default" style:data-style-name="N49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is-true-formula([.E21]=0)" style:apply-style-name="Error" style:base-cell-address="4_calgen.E3"/>
    </style:style>
    <style:style style:name="ce145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146" style:family="table-cell" style:parent-style-name="Default" style:data-style-name="N49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is-true-formula([.E21]=0)" style:apply-style-name="Error" style:base-cell-address="4_calgen.E12"/>
    </style:style>
    <style:style style:name="ce147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cell-content()=0" style:apply-style-name="Error" style:base-cell-address="4_calgen.E21"/>
    </style:style>
    <style:style style:name="ce14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  <style:map style:condition="cell-content()=0" style:apply-style-name="Error" style:base-cell-address="4_calgen.E21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in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in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84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104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155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156" style:family="table-cell" style:parent-style-name="Default" style:data-style-name="N49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_data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3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6373" table:default-cell-style-name="ce22"/>
        <table:table-column table:style-name="co11" table:default-cell-style-name="ce22"/>
        <table:table-row table:style-name="ro1">
          <table:table-cell table:style-name="ce1" table:number-columns-repeated="3"/>
          <table:table-cell table:style-name="ce99" office:value-type="string" calcext:value-type="string">
            <text:p>esame_fine</text:p>
          </table:table-cell>
          <table:table-cell table:style-name="ce28" office:value-type="string" calcext:value-type="string">
            <text:p>iscrizioni_inizio</text:p>
          </table:table-cell>
          <table:table-cell table:style-name="ce28" office:value-type="string" calcext:value-type="string">
            <text:p>iscrizioni_fine</text:p>
          </table:table-cell>
          <table:table-cell table:style-name="ce28" office:value-type="string" calcext:value-type="string">
            <text:p>pubblicazione</text:p>
          </table:table-cell>
          <table:table-cell table:style-name="ce34" office:value-type="string" calcext:value-type="string">
            <text:p>visione_inizio</text:p>
          </table:table-cell>
          <table:table-cell table:style-name="ce34" office:value-type="string" calcext:value-type="string">
            <text:p>visione_fine</text:p>
          </table:table-cell>
          <table:table-cell table:style-name="ce28" office:value-type="string" calcext:value-type="string">
            <text:p>verbalizzazione</text:p>
          </table:table-cell>
          <table:table-cell table:style-name="ce105" office:value-type="string" calcext:value-type="string">
            <text:p>sigla_corso</text:p>
          </table:table-cell>
          <table:table-cell table:number-columns-repeated="16373"/>
        </table:table-row>
        <table:table-row table:style-name="ro1">
          <table:table-cell table:style-name="ce1" table:number-columns-repeated="3"/>
          <table:table-cell table:style-name="ce26" table:formula="of:=2/24" office:value-type="float" office:value="0.0833333333333333" calcext:value-type="float">
            <text:p>0.083</text:p>
          </table:table-cell>
          <table:table-cell table:style-name="ce30" table:formula="of:=-15+60/(24*60*60)" office:value-type="float" office:value="-14.9993055555556" calcext:value-type="float">
            <text:p>-15</text:p>
          </table:table-cell>
          <table:table-cell table:style-name="ce30" table:formula="of:=-5+1-1/(24*60*60)" office:value-type="float" office:value="-4.00001157407407" calcext:value-type="float">
            <text:p>-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formula="of:=8+9/24" office:value-type="float" office:value="8.375" calcext:value-type="float">
            <text:p>8.375</text:p>
          </table:table-cell>
          <table:table-cell table:style-name="ce35" table:formula="of:=[.H2]+1/24" office:value-type="float" office:value="8.41666666666667" calcext:value-type="float">
            <text:p>8.417</text:p>
          </table:table-cell>
          <table:table-cell table:style-name="ce33" office:value-type="float" office:value="10" calcext:value-type="float">
            <text:p>10</text:p>
          </table:table-cell>
          <table:table-cell table:style-name="ce39" office:value-type="string" calcext:value-type="string">
            <text:p>CourseCod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7" office:value-type="string" calcext:value-type="string">
            <text:p>esame_inizio</text:p>
          </table:table-cell>
          <table:table-cell table:style-name="ce15" office:value-type="string" calcext:value-type="string">
            <text:p>esame_aula</text:p>
          </table:table-cell>
          <table:table-cell table:number-columns-repeated="1638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office:value-type="date" office:date-value="2024-06-06T09:00:00" calcext:value-type="date">
            <text:p>2024-06-06 09:00</text:p>
          </table:table-cell>
          <table:table-cell table:style-name="ce17" office:value-type="string" calcext:value-type="string">
            <text:p>Test room</text:p>
          </table:table-cell>
          <table:table-cell table:number-columns-repeated="1638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1" office:value-type="date" office:date-value="2024-07-06T09:00:00" calcext:value-type="date">
            <text:p>2024-07-06 09:00</text:p>
          </table:table-cell>
          <table:table-cell table:style-name="ce17" office:value-type="string" calcext:value-type="string">
            <text:p>Test room</text:p>
          </table:table-cell>
          <table:table-cell table:number-columns-repeated="1638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1" office:value-type="date" office:date-value="2024-08-06T09:00:00" calcext:value-type="date">
            <text:p>2024-08-06 09:00</text:p>
          </table:table-cell>
          <table:table-cell table:style-name="ce17" office:value-type="string" calcext:value-type="string">
            <text:p>Test room</text:p>
          </table:table-cell>
          <table:table-cell table:number-columns-repeated="1638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1" office:value-type="date" office:date-value="2024-09-06T09:00:00" calcext:value-type="date">
            <text:p>2024-09-06 09:00</text:p>
          </table:table-cell>
          <table:table-cell table:style-name="ce17" office:value-type="string" calcext:value-type="string">
            <text:p>Test room</text:p>
          </table:table-cell>
          <table:table-cell table:number-columns-repeated="1638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1" office:value-type="date" office:date-value="2025-10-06T09:00:00" calcext:value-type="date">
            <text:p>2025-10-06 09:00</text:p>
          </table:table-cell>
          <table:table-cell table:style-name="ce17" office:value-type="string" calcext:value-type="string">
            <text:p>Test room</text:p>
          </table:table-cell>
          <table:table-cell table:number-columns-repeated="1638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1" office:value-type="date" office:date-value="2025-11-06T09:00:00" calcext:value-type="date">
            <text:p>2025-11-06 09:00</text:p>
          </table:table-cell>
          <table:table-cell table:style-name="ce19" office:value-type="string" calcext:value-type="string">
            <text:p>Test room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_calgen" table:style-name="ta2">
        <office:forms form:automatic-focus="false" form:apply-design-mode="false"/>
        <table:table-column table:style-name="co12" table:default-cell-style-name="ce22"/>
        <table:table-column table:style-name="co13" table:default-cell-style-name="ce16"/>
        <table:table-column table:style-name="co14" table:default-cell-style-name="ce9"/>
        <table:table-column table:style-name="co15" table:number-columns-repeated="2" table:default-cell-style-name="ce16"/>
        <table:table-column table:style-name="co15" table:default-cell-style-name="ce31"/>
        <table:table-column table:style-name="co15" table:default-cell-style-name="ce36"/>
        <table:table-column table:style-name="co15" table:number-columns-repeated="2" table:default-cell-style-name="ce32"/>
        <table:table-column table:style-name="co9" table:default-cell-style-name="ce36"/>
        <table:table-column table:style-name="co16" table:number-columns-repeated="16373" table:default-cell-style-name="ce22"/>
        <table:table-column table:style-name="co11" table:default-cell-style-name="ce22"/>
        <table:table-row table:style-name="ro1">
          <table:table-cell table:style-name="ce53" table:formula="of:=[$1_data.A3]" office:value-type="string" office:string-value="n" calcext:value-type="string">
            <text:p>n</text:p>
          </table:table-cell>
          <table:table-cell table:style-name="ce53" table:formula="of:=[$1_data.B3]" office:value-type="string" office:string-value="esame_inizio" calcext:value-type="string">
            <text:p>esame_inizio</text:p>
          </table:table-cell>
          <table:table-cell table:style-name="ce53" table:formula="of:=[$1_data.C3]" office:value-type="string" office:string-value="esame_aula" calcext:value-type="string">
            <text:p>esame_aula</text:p>
          </table:table-cell>
          <table:table-cell table:style-name="ce12" office:value-type="string" calcext:value-type="string">
            <text:p>esame_fine</text:p>
          </table:table-cell>
          <table:table-cell table:style-name="ce12" office:value-type="string" calcext:value-type="string">
            <text:p>iscrizioni_inizio</text:p>
          </table:table-cell>
          <table:table-cell table:style-name="ce29" office:value-type="string" calcext:value-type="string">
            <text:p>iscrizioni_fine</text:p>
          </table:table-cell>
          <table:table-cell table:style-name="ce23" office:value-type="string" calcext:value-type="string">
            <text:p>pubblicazione</text:p>
          </table:table-cell>
          <table:table-cell table:style-name="ce27" office:value-type="string" calcext:value-type="string">
            <text:p>visione_inizio</text:p>
          </table:table-cell>
          <table:table-cell table:style-name="ce27" office:value-type="string" calcext:value-type="string">
            <text:p>visione_fine</text:p>
          </table:table-cell>
          <table:table-cell table:style-name="ce23" office:value-type="string" calcext:value-type="string">
            <text:p>verbalizzazione</text:p>
          </table:table-cell>
          <table:table-cell table:number-columns-repeated="16374"/>
        </table:table-row>
        <table:table-row table:style-name="ro1">
          <table:table-cell table:style-name="ce53" table:formula="of:=[$1_data.A4]" office:value-type="float" office:value="1" calcext:value-type="float">
            <text:p>1</text:p>
          </table:table-cell>
          <table:table-cell table:style-name="ce54" table:formula="of:=[$1_data.B4]" office:value-type="date" office:date-value="2024-06-06T09:00:00" calcext:value-type="date">
            <text:p>2024-06-06</text:p>
          </table:table-cell>
          <table:table-cell table:style-name="ce56" table:formula="of:=[$1_data.C4]" office:value-type="string" office:string-value="Test room" calcext:value-type="string">
            <text:p>Test room</text:p>
          </table:table-cell>
          <table:table-cell table:formula="of:=[.$B2]+[1_data.D$2]" office:value-type="date" office:date-value="2024-06-06T11:00:00" calcext:value-type="date">
            <text:p>2024-06-06 11:00</text:p>
          </table:table-cell>
          <table:table-cell table:formula="of:=INT([.$B2])+[1_data.E$2]" office:value-type="date" office:date-value="2024-05-22T00:01:00" calcext:value-type="date">
            <text:p>2024-05-22 00:01</text:p>
          </table:table-cell>
          <table:table-cell table:formula="of:=INT([.$B2])+[1_data.F$2]" office:value-type="date" office:date-value="2024-06-01T23:59:59" calcext:value-type="date">
            <text:p>2024-06-01 23:59</text:p>
          </table:table-cell>
          <table:table-cell table:formula="of:=INT([.$B2])+[1_data.G$2]" office:value-type="date" office:date-value="2024-06-13" calcext:value-type="date">
            <text:p>2024-06-13</text:p>
          </table:table-cell>
          <table:table-cell table:formula="of:=INT([.$B2])+[1_data.H$2]" office:value-type="date" office:date-value="2024-06-14T09:00:00" calcext:value-type="date">
            <text:p>2024-06-14 09:00:00</text:p>
          </table:table-cell>
          <table:table-cell table:formula="of:=INT([.$B2])+[1_data.I$2]" office:value-type="date" office:date-value="2024-06-14T10:00:00" calcext:value-type="date">
            <text:p>2024-06-14 10:00:00</text:p>
          </table:table-cell>
          <table:table-cell table:formula="of:=INT([.$B2])+[1_data.J$2]" office:value-type="date" office:date-value="2024-06-16" calcext:value-type="date">
            <text:p>2024-06-16</text:p>
          </table:table-cell>
          <table:table-cell table:number-columns-repeated="16374"/>
        </table:table-row>
        <table:table-row table:style-name="ro1">
          <table:table-cell table:style-name="ce53" table:formula="of:=[$1_data.A5]" office:value-type="float" office:value="2" calcext:value-type="float">
            <text:p>2</text:p>
          </table:table-cell>
          <table:table-cell table:style-name="ce54" table:formula="of:=[$1_data.B5]" office:value-type="date" office:date-value="2024-07-06T09:00:00" calcext:value-type="date">
            <text:p>2024-07-06</text:p>
          </table:table-cell>
          <table:table-cell table:style-name="ce56" table:formula="of:=[$1_data.C5]" office:value-type="string" office:string-value="Test room" calcext:value-type="string">
            <text:p>Test room</text:p>
          </table:table-cell>
          <table:table-cell table:formula="of:=[.$B3]+[1_data.D$2]" office:value-type="date" office:date-value="2024-07-06T11:00:00" calcext:value-type="date">
            <text:p>2024-07-06 11:00</text:p>
          </table:table-cell>
          <table:table-cell table:formula="of:=INT([.$B3])+[1_data.E$2]" office:value-type="date" office:date-value="2024-06-21T00:01:00" calcext:value-type="date">
            <text:p>2024-06-21 00:01</text:p>
          </table:table-cell>
          <table:table-cell table:formula="of:=INT([.$B3])+[1_data.F$2]" office:value-type="date" office:date-value="2024-07-01T23:59:59" calcext:value-type="date">
            <text:p>2024-07-01 23:59</text:p>
          </table:table-cell>
          <table:table-cell table:formula="of:=INT([.$B3])+[1_data.G$2]" office:value-type="date" office:date-value="2024-07-13" calcext:value-type="date">
            <text:p>2024-07-13</text:p>
          </table:table-cell>
          <table:table-cell table:formula="of:=INT([.$B3])+[1_data.H$2]" office:value-type="date" office:date-value="2024-07-14T09:00:00" calcext:value-type="date">
            <text:p>2024-07-14 09:00:00</text:p>
          </table:table-cell>
          <table:table-cell table:formula="of:=INT([.$B3])+[1_data.I$2]" office:value-type="date" office:date-value="2024-07-14T10:00:00" calcext:value-type="date">
            <text:p>2024-07-14 10:00:00</text:p>
          </table:table-cell>
          <table:table-cell table:formula="of:=INT([.$B3])+[1_data.J$2]" office:value-type="date" office:date-value="2024-07-16" calcext:value-type="date">
            <text:p>2024-07-16</text:p>
          </table:table-cell>
          <table:table-cell table:number-columns-repeated="16374"/>
        </table:table-row>
        <table:table-row table:style-name="ro1">
          <table:table-cell table:style-name="ce53" table:formula="of:=[$1_data.A6]" office:value-type="float" office:value="3" calcext:value-type="float">
            <text:p>3</text:p>
          </table:table-cell>
          <table:table-cell table:style-name="ce54" table:formula="of:=[$1_data.B6]" office:value-type="date" office:date-value="2024-08-06T09:00:00" calcext:value-type="date">
            <text:p>2024-08-06</text:p>
          </table:table-cell>
          <table:table-cell table:style-name="ce56" table:formula="of:=[$1_data.C6]" office:value-type="string" office:string-value="Test room" calcext:value-type="string">
            <text:p>Test room</text:p>
          </table:table-cell>
          <table:table-cell table:formula="of:=[.$B4]+[1_data.D$2]" office:value-type="date" office:date-value="2024-08-06T11:00:00" calcext:value-type="date">
            <text:p>2024-08-06 11:00</text:p>
          </table:table-cell>
          <table:table-cell table:formula="of:=INT([.$B4])+[1_data.E$2]" office:value-type="date" office:date-value="2024-07-22T00:01:00" calcext:value-type="date">
            <text:p>2024-07-22 00:01</text:p>
          </table:table-cell>
          <table:table-cell table:formula="of:=INT([.$B4])+[1_data.F$2]" office:value-type="date" office:date-value="2024-08-01T23:59:59" calcext:value-type="date">
            <text:p>2024-08-01 23:59</text:p>
          </table:table-cell>
          <table:table-cell table:formula="of:=INT([.$B4])+[1_data.G$2]" office:value-type="date" office:date-value="2024-08-13" calcext:value-type="date">
            <text:p>2024-08-13</text:p>
          </table:table-cell>
          <table:table-cell table:formula="of:=INT([.$B4])+[1_data.H$2]" office:value-type="date" office:date-value="2024-08-14T09:00:00" calcext:value-type="date">
            <text:p>2024-08-14 09:00:00</text:p>
          </table:table-cell>
          <table:table-cell table:formula="of:=INT([.$B4])+[1_data.I$2]" office:value-type="date" office:date-value="2024-08-14T10:00:00" calcext:value-type="date">
            <text:p>2024-08-14 10:00:00</text:p>
          </table:table-cell>
          <table:table-cell table:formula="of:=INT([.$B4])+[1_data.J$2]" office:value-type="date" office:date-value="2024-08-16" calcext:value-type="date">
            <text:p>2024-08-16</text:p>
          </table:table-cell>
          <table:table-cell table:number-columns-repeated="16374"/>
        </table:table-row>
        <table:table-row table:style-name="ro1">
          <table:table-cell table:style-name="ce53" table:formula="of:=[$1_data.A7]" office:value-type="float" office:value="4" calcext:value-type="float">
            <text:p>4</text:p>
          </table:table-cell>
          <table:table-cell table:style-name="ce54" table:formula="of:=[$1_data.B7]" office:value-type="date" office:date-value="2024-09-06T09:00:00" calcext:value-type="date">
            <text:p>2024-09-06</text:p>
          </table:table-cell>
          <table:table-cell table:style-name="ce56" table:formula="of:=[$1_data.C7]" office:value-type="string" office:string-value="Test room" calcext:value-type="string">
            <text:p>Test room</text:p>
          </table:table-cell>
          <table:table-cell table:formula="of:=[.$B5]+[1_data.D$2]" office:value-type="date" office:date-value="2024-09-06T11:00:00" calcext:value-type="date">
            <text:p>2024-09-06 11:00</text:p>
          </table:table-cell>
          <table:table-cell table:formula="of:=INT([.$B5])+[1_data.E$2]" office:value-type="date" office:date-value="2024-08-22T00:01:00" calcext:value-type="date">
            <text:p>2024-08-22 00:01</text:p>
          </table:table-cell>
          <table:table-cell table:formula="of:=INT([.$B5])+[1_data.F$2]" office:value-type="date" office:date-value="2024-09-01T23:59:59" calcext:value-type="date">
            <text:p>2024-09-01 23:59</text:p>
          </table:table-cell>
          <table:table-cell table:formula="of:=INT([.$B5])+[1_data.G$2]" office:value-type="date" office:date-value="2024-09-13" calcext:value-type="date">
            <text:p>2024-09-13</text:p>
          </table:table-cell>
          <table:table-cell table:formula="of:=INT([.$B5])+[1_data.H$2]" office:value-type="date" office:date-value="2024-09-14T09:00:00" calcext:value-type="date">
            <text:p>2024-09-14 09:00:00</text:p>
          </table:table-cell>
          <table:table-cell table:formula="of:=INT([.$B5])+[1_data.I$2]" office:value-type="date" office:date-value="2024-09-14T10:00:00" calcext:value-type="date">
            <text:p>2024-09-14 10:00:00</text:p>
          </table:table-cell>
          <table:table-cell table:formula="of:=INT([.$B5])+[1_data.J$2]" office:value-type="date" office:date-value="2024-09-16" calcext:value-type="date">
            <text:p>2024-09-16</text:p>
          </table:table-cell>
          <table:table-cell table:number-columns-repeated="16374"/>
        </table:table-row>
        <table:table-row table:style-name="ro1">
          <table:table-cell table:style-name="ce53" table:formula="of:=[$1_data.A8]" office:value-type="float" office:value="5" calcext:value-type="float">
            <text:p>5</text:p>
          </table:table-cell>
          <table:table-cell table:style-name="ce54" table:formula="of:=[$1_data.B8]" office:value-type="date" office:date-value="2025-10-06T09:00:00" calcext:value-type="date">
            <text:p>2025-10-06</text:p>
          </table:table-cell>
          <table:table-cell table:style-name="ce56" table:formula="of:=[$1_data.C8]" office:value-type="string" office:string-value="Test room" calcext:value-type="string">
            <text:p>Test room</text:p>
          </table:table-cell>
          <table:table-cell table:formula="of:=[.$B6]+[1_data.D$2]" office:value-type="date" office:date-value="2025-10-06T11:00:00" calcext:value-type="date">
            <text:p>2025-10-06 11:00</text:p>
          </table:table-cell>
          <table:table-cell table:formula="of:=INT([.$B6])+[1_data.E$2]" office:value-type="date" office:date-value="2025-09-21T00:01:00" calcext:value-type="date">
            <text:p>2025-09-21 00:01</text:p>
          </table:table-cell>
          <table:table-cell table:formula="of:=INT([.$B6])+[1_data.F$2]" office:value-type="date" office:date-value="2025-10-01T23:59:59" calcext:value-type="date">
            <text:p>2025-10-01 23:59</text:p>
          </table:table-cell>
          <table:table-cell table:formula="of:=INT([.$B6])+[1_data.G$2]" office:value-type="date" office:date-value="2025-10-13" calcext:value-type="date">
            <text:p>2025-10-13</text:p>
          </table:table-cell>
          <table:table-cell table:formula="of:=INT([.$B6])+[1_data.H$2]" office:value-type="date" office:date-value="2025-10-14T09:00:00" calcext:value-type="date">
            <text:p>2025-10-14 09:00:00</text:p>
          </table:table-cell>
          <table:table-cell table:formula="of:=INT([.$B6])+[1_data.I$2]" office:value-type="date" office:date-value="2025-10-14T10:00:00" calcext:value-type="date">
            <text:p>2025-10-14 10:00:00</text:p>
          </table:table-cell>
          <table:table-cell table:formula="of:=INT([.$B6])+[1_data.J$2]" office:value-type="date" office:date-value="2025-10-16" calcext:value-type="date">
            <text:p>2025-10-16</text:p>
          </table:table-cell>
          <table:table-cell table:number-columns-repeated="16374"/>
        </table:table-row>
        <table:table-row table:style-name="ro1">
          <table:table-cell table:style-name="ce53" table:formula="of:=[$1_data.A9]" office:value-type="float" office:value="6" calcext:value-type="float">
            <text:p>6</text:p>
          </table:table-cell>
          <table:table-cell table:style-name="ce54" table:formula="of:=[$1_data.B9]" office:value-type="date" office:date-value="2025-11-06T09:00:00" calcext:value-type="date">
            <text:p>2025-11-06</text:p>
          </table:table-cell>
          <table:table-cell table:style-name="ce56" table:formula="of:=[$1_data.C9]" office:value-type="string" office:string-value="Test room" calcext:value-type="string">
            <text:p>Test room</text:p>
          </table:table-cell>
          <table:table-cell table:formula="of:=[.$B7]+[1_data.D$2]" office:value-type="date" office:date-value="2025-11-06T11:00:00" calcext:value-type="date">
            <text:p>2025-11-06 11:00</text:p>
          </table:table-cell>
          <table:table-cell table:formula="of:=INT([.$B7])+[1_data.E$2]" office:value-type="date" office:date-value="2025-10-22T00:01:00" calcext:value-type="date">
            <text:p>2025-10-22 00:01</text:p>
          </table:table-cell>
          <table:table-cell table:formula="of:=INT([.$B7])+[1_data.F$2]" office:value-type="date" office:date-value="2025-11-01T23:59:59" calcext:value-type="date">
            <text:p>2025-11-01 23:59</text:p>
          </table:table-cell>
          <table:table-cell table:formula="of:=INT([.$B7])+[1_data.G$2]" office:value-type="date" office:date-value="2025-11-13" calcext:value-type="date">
            <text:p>2025-11-13</text:p>
          </table:table-cell>
          <table:table-cell table:formula="of:=INT([.$B7])+[1_data.H$2]" office:value-type="date" office:date-value="2025-11-14T09:00:00" calcext:value-type="date">
            <text:p>2025-11-14 09:00:00</text:p>
          </table:table-cell>
          <table:table-cell table:formula="of:=INT([.$B7])+[1_data.I$2]" office:value-type="date" office:date-value="2025-11-14T10:00:00" calcext:value-type="date">
            <text:p>2025-11-14 10:00:00</text:p>
          </table:table-cell>
          <table:table-cell table:formula="of:=INT([.$B7])+[1_data.J$2]" office:value-type="date" office:date-value="2025-11-16" calcext:value-type="date">
            <text:p>2025-11-16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_weekday" table:style-name="ta2">
        <office:forms form:automatic-focus="false" form:apply-design-mode="false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4" table:default-cell-style-name="ce22"/>
        <table:table-column table:style-name="co5" table:default-cell-style-name="ce22"/>
        <table:table-column table:style-name="co3" table:default-cell-style-name="ce22"/>
        <table:table-column table:style-name="co6" table:default-cell-style-name="ce22"/>
        <table:table-column table:style-name="co11" table:default-cell-style-name="ce22"/>
        <table:table-column table:style-name="co8" table:default-cell-style-name="ce22"/>
        <table:table-column table:style-name="co11" table:number-columns-repeated="16375" table:default-cell-style-name="ce22"/>
        <table:table-row table:style-name="ro1">
          <table:table-cell table:style-name="ce20" office:value-type="string" calcext:value-type="string">
            <text:p>n</text:p>
          </table:table-cell>
          <table:table-cell table:style-name="ce12" office:value-type="string" calcext:value-type="string">
            <text:p>esame_inizio</text:p>
          </table:table-cell>
          <table:table-cell table:style-name="ce8" office:value-type="string" calcext:value-type="string">
            <text:p>esame_aula</text:p>
          </table:table-cell>
          <table:table-cell table:style-name="ce12" office:value-type="string" calcext:value-type="string">
            <text:p>esame_fine</text:p>
          </table:table-cell>
          <table:table-cell table:style-name="ce12" office:value-type="string" calcext:value-type="string">
            <text:p>iscrizioni_inizio</text:p>
          </table:table-cell>
          <table:table-cell table:style-name="ce29" office:value-type="string" calcext:value-type="string">
            <text:p>iscrizioni_fine</text:p>
          </table:table-cell>
          <table:table-cell table:style-name="ce23" office:value-type="string" calcext:value-type="string">
            <text:p>pubblicazione</text:p>
          </table:table-cell>
          <table:table-cell table:style-name="ce12" office:value-type="string" calcext:value-type="string">
            <text:p>visione_inizio</text:p>
          </table:table-cell>
          <table:table-cell table:style-name="ce12" office:value-type="string" calcext:value-type="string">
            <text:p>visione_fine</text:p>
          </table:table-cell>
          <table:table-cell table:style-name="ce23" office:value-type="string" calcext:value-type="string">
            <text:p>verbalizzazione</text:p>
          </table:table-cell>
          <table:table-cell table:number-columns-repeated="1637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51" table:number-columns-repeated="3"/>
          <table:table-cell table:formula="of:=WEEKDAY([$2_calgen.E2];2)" office:value-type="float" office:value="3" calcext:value-type="float">
            <text:p>3</text:p>
          </table:table-cell>
          <table:table-cell table:formula="of:=WEEKDAY([$2_calgen.F2];2)" office:value-type="float" office:value="6" calcext:value-type="float">
            <text:p>6</text:p>
          </table:table-cell>
          <table:table-cell table:formula="of:=WEEKDAY([$2_calgen.G2];2)" office:value-type="float" office:value="4" calcext:value-type="float">
            <text:p>4</text:p>
          </table:table-cell>
          <table:table-cell table:formula="of:=WEEKDAY([$2_calgen.H2];2)" office:value-type="float" office:value="5" calcext:value-type="float">
            <text:p>5</text:p>
          </table:table-cell>
          <table:table-cell table:formula="of:=WEEKDAY([$2_calgen.I2];2)" office:value-type="float" office:value="5" calcext:value-type="float">
            <text:p>5</text:p>
          </table:table-cell>
          <table:table-cell table:formula="of:=WEEKDAY([$2_calgen.J2];2)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51" table:number-columns-repeated="3"/>
          <table:table-cell table:formula="of:=WEEKDAY([$2_calgen.E3];2)" office:value-type="float" office:value="5" calcext:value-type="float">
            <text:p>5</text:p>
          </table:table-cell>
          <table:table-cell table:formula="of:=WEEKDAY([$2_calgen.F3];2)" office:value-type="float" office:value="1" calcext:value-type="float">
            <text:p>1</text:p>
          </table:table-cell>
          <table:table-cell table:formula="of:=WEEKDAY([$2_calgen.G3];2)" office:value-type="float" office:value="6" calcext:value-type="float">
            <text:p>6</text:p>
          </table:table-cell>
          <table:table-cell table:formula="of:=WEEKDAY([$2_calgen.H3];2)" office:value-type="float" office:value="7" calcext:value-type="float">
            <text:p>7</text:p>
          </table:table-cell>
          <table:table-cell table:formula="of:=WEEKDAY([$2_calgen.I3];2)" office:value-type="float" office:value="7" calcext:value-type="float">
            <text:p>7</text:p>
          </table:table-cell>
          <table:table-cell table:formula="of:=WEEKDAY([$2_calgen.J3];2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51" table:number-columns-repeated="3"/>
          <table:table-cell table:formula="of:=WEEKDAY([$2_calgen.E4];2)" office:value-type="float" office:value="1" calcext:value-type="float">
            <text:p>1</text:p>
          </table:table-cell>
          <table:table-cell table:formula="of:=WEEKDAY([$2_calgen.F4];2)" office:value-type="float" office:value="4" calcext:value-type="float">
            <text:p>4</text:p>
          </table:table-cell>
          <table:table-cell table:formula="of:=WEEKDAY([$2_calgen.G4];2)" office:value-type="float" office:value="2" calcext:value-type="float">
            <text:p>2</text:p>
          </table:table-cell>
          <table:table-cell table:formula="of:=WEEKDAY([$2_calgen.H4];2)" office:value-type="float" office:value="3" calcext:value-type="float">
            <text:p>3</text:p>
          </table:table-cell>
          <table:table-cell table:formula="of:=WEEKDAY([$2_calgen.I4];2)" office:value-type="float" office:value="3" calcext:value-type="float">
            <text:p>3</text:p>
          </table:table-cell>
          <table:table-cell table:formula="of:=WEEKDAY([$2_calgen.J4];2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51" table:number-columns-repeated="3"/>
          <table:table-cell table:formula="of:=WEEKDAY([$2_calgen.E5];2)" office:value-type="float" office:value="4" calcext:value-type="float">
            <text:p>4</text:p>
          </table:table-cell>
          <table:table-cell table:formula="of:=WEEKDAY([$2_calgen.F5];2)" office:value-type="float" office:value="7" calcext:value-type="float">
            <text:p>7</text:p>
          </table:table-cell>
          <table:table-cell table:formula="of:=WEEKDAY([$2_calgen.G5];2)" office:value-type="float" office:value="5" calcext:value-type="float">
            <text:p>5</text:p>
          </table:table-cell>
          <table:table-cell table:formula="of:=WEEKDAY([$2_calgen.H5];2)" office:value-type="float" office:value="6" calcext:value-type="float">
            <text:p>6</text:p>
          </table:table-cell>
          <table:table-cell table:formula="of:=WEEKDAY([$2_calgen.I5];2)" office:value-type="float" office:value="6" calcext:value-type="float">
            <text:p>6</text:p>
          </table:table-cell>
          <table:table-cell table:formula="of:=WEEKDAY([$2_calgen.J5];2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51" table:number-columns-repeated="3"/>
          <table:table-cell table:formula="of:=WEEKDAY([$2_calgen.E6];2)" office:value-type="float" office:value="7" calcext:value-type="float">
            <text:p>7</text:p>
          </table:table-cell>
          <table:table-cell table:formula="of:=WEEKDAY([$2_calgen.F6];2)" office:value-type="float" office:value="3" calcext:value-type="float">
            <text:p>3</text:p>
          </table:table-cell>
          <table:table-cell table:formula="of:=WEEKDAY([$2_calgen.G6];2)" office:value-type="float" office:value="1" calcext:value-type="float">
            <text:p>1</text:p>
          </table:table-cell>
          <table:table-cell table:formula="of:=WEEKDAY([$2_calgen.H6];2)" office:value-type="float" office:value="2" calcext:value-type="float">
            <text:p>2</text:p>
          </table:table-cell>
          <table:table-cell table:formula="of:=WEEKDAY([$2_calgen.I6];2)" office:value-type="float" office:value="2" calcext:value-type="float">
            <text:p>2</text:p>
          </table:table-cell>
          <table:table-cell table:formula="of:=WEEKDAY([$2_calgen.J6];2)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51" table:number-columns-repeated="3"/>
          <table:table-cell table:formula="of:=WEEKDAY([$2_calgen.E7];2)" office:value-type="float" office:value="3" calcext:value-type="float">
            <text:p>3</text:p>
          </table:table-cell>
          <table:table-cell table:formula="of:=WEEKDAY([$2_calgen.F7];2)" office:value-type="float" office:value="6" calcext:value-type="float">
            <text:p>6</text:p>
          </table:table-cell>
          <table:table-cell table:formula="of:=WEEKDAY([$2_calgen.G7];2)" office:value-type="float" office:value="4" calcext:value-type="float">
            <text:p>4</text:p>
          </table:table-cell>
          <table:table-cell table:formula="of:=WEEKDAY([$2_calgen.H7];2)" office:value-type="float" office:value="5" calcext:value-type="float">
            <text:p>5</text:p>
          </table:table-cell>
          <table:table-cell table:formula="of:=WEEKDAY([$2_calgen.I7];2)" office:value-type="float" office:value="5" calcext:value-type="float">
            <text:p>5</text:p>
          </table:table-cell>
          <table:table-cell table:formula="of:=WEEKDAY([$2_calgen.J7];2)" office:value-type="float" office:value="7" calcext:value-type="float">
            <text:p>7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_calgen" table:style-name="ta2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4" table:default-cell-style-name="ce22"/>
        <table:table-column table:style-name="co2" table:default-cell-style-name="ce22"/>
        <table:table-column table:style-name="co2" table:number-columns-repeated="2" table:default-cell-style-name="ce32"/>
        <table:table-column table:style-name="co11" table:default-cell-style-name="ce36"/>
        <table:table-column table:style-name="co2" table:number-columns-repeated="2" table:default-cell-style-name="ce16"/>
        <table:table-column table:style-name="co9" table:default-cell-style-name="ce36"/>
        <table:table-column table:style-name="co11" table:number-columns-repeated="16374" table:default-cell-style-name="ce22"/>
        <table:table-row table:style-name="ro1">
          <table:table-cell table:style-name="ce114" office:value-type="string" calcext:value-type="string" table:number-columns-spanned="10" table:number-rows-spanned="1">
            <text:p>NUOVA PIANIFICAZIONE</text:p>
          </table:table-cell>
          <table:covered-table-cell table:style-name="ce76"/>
          <table:covered-table-cell table:style-name="ce84"/>
          <table:covered-table-cell table:style-name="ce76"/>
          <table:covered-table-cell table:style-name="ce34"/>
          <table:covered-table-cell table:style-name="ce91"/>
          <table:covered-table-cell table:style-name="ce28"/>
          <table:covered-table-cell table:number-columns-repeated="2" table:style-name="ce76"/>
          <table:covered-table-cell table:style-name="ce97"/>
          <table:table-cell table:number-columns-repeated="16374"/>
        </table:table-row>
        <table:table-row table:style-name="ro1">
          <table:table-cell table:style-name="ce99" office:value-type="string" calcext:value-type="string">
            <text:p>n</text:p>
          </table:table-cell>
          <table:table-cell table:style-name="ce76" office:value-type="string" calcext:value-type="string">
            <text:p>esame_inizio</text:p>
          </table:table-cell>
          <table:table-cell table:style-name="ce84" office:value-type="string" calcext:value-type="string">
            <text:p>esame_aula</text:p>
          </table:table-cell>
          <table:table-cell table:style-name="ce76" office:value-type="string" calcext:value-type="string">
            <text:p>esame_fine</text:p>
          </table:table-cell>
          <table:table-cell table:style-name="ce34" office:value-type="string" calcext:value-type="string">
            <text:p>iscrizioni_inizio</text:p>
          </table:table-cell>
          <table:table-cell table:style-name="ce91" office:value-type="string" calcext:value-type="string">
            <text:p>iscrizioni_fine</text:p>
          </table:table-cell>
          <table:table-cell table:style-name="ce28" office:value-type="string" calcext:value-type="string">
            <text:p>pubblicazione</text:p>
          </table:table-cell>
          <table:table-cell table:style-name="ce76" office:value-type="string" calcext:value-type="string">
            <text:p>visione_inizio</text:p>
          </table:table-cell>
          <table:table-cell table:style-name="ce76" office:value-type="string" calcext:value-type="string">
            <text:p>visione_fine</text:p>
          </table:table-cell>
          <table:table-cell table:style-name="ce97" office:value-type="string" calcext:value-type="string">
            <text:p>verbalizzazione</text:p>
          </table:table-cell>
          <table:table-cell table:number-columns-repeated="16374"/>
        </table:table-row>
        <table:table-row table:style-name="ro1">
          <table:table-cell table:style-name="ce115" office:value-type="float" office:value="1" calcext:value-type="float">
            <text:p>1</text:p>
          </table:table-cell>
          <table:table-cell table:style-name="ce122" table:formula="of:=[$2_calgen.B2]" office:value-type="date" office:date-value="2024-06-06T09:00:00" calcext:value-type="date">
            <text:p>2024-06-06 09:00</text:p>
          </table:table-cell>
          <table:table-cell table:style-name="ce122" table:formula="of:=[$2_calgen.C2]" office:value-type="string" office:string-value="Test room" calcext:value-type="string">
            <text:p>Test room</text:p>
          </table:table-cell>
          <table:table-cell table:style-name="ce122" table:formula="of:=[$2_calgen.D2]" office:value-type="date" office:date-value="2024-06-06T11:00:00" calcext:value-type="date">
            <text:p>2024-06-06 11:00</text:p>
          </table:table-cell>
          <table:table-cell table:style-name="ce130" table:formula="of:=[$2_calgen.E2]-COM.MICROSOFT.IFS([$3_weekday.E2]=6; 1; [$3_weekday.E2]=7; 2; TRUE(); 0)" office:value-type="date" office:date-value="2024-05-22T00:01:00" calcext:value-type="date">
            <text:p>2024-05-22 00:01</text:p>
          </table:table-cell>
          <table:table-cell table:style-name="ce130" table:formula="of:=[$2_calgen.F2]+COM.MICROSOFT.IFS([$3_weekday.F2]=6; 2; [$3_weekday.F2]=7; 1; TRUE(); 0)" office:value-type="date" office:date-value="2024-06-03T23:59:59" calcext:value-type="date">
            <text:p>2024-06-03 23:59</text:p>
          </table:table-cell>
          <table:table-cell table:style-name="ce137" table:formula="of:=[$2_calgen.G2]+COM.MICROSOFT.IFS([$3_weekday.G2]=6; 2; [$3_weekday.G2]=7; 1; TRUE(); 0)" office:value-type="date" office:date-value="2024-06-13" calcext:value-type="date">
            <text:p>2024-06-13</text:p>
          </table:table-cell>
          <table:table-cell table:style-name="ce130" table:formula="of:=[$2_calgen.H2]+COM.MICROSOFT.IFS([$3_weekday.H2]=6; 2; [$3_weekday.H2]=7; 1; TRUE(); 0)" office:value-type="date" office:date-value="2024-06-14T09:00:00" calcext:value-type="date">
            <text:p>2024-06-14 09:00</text:p>
          </table:table-cell>
          <table:table-cell table:style-name="ce130" table:formula="of:=[$2_calgen.I2]+COM.MICROSOFT.IFS([$3_weekday.I2]=6; 2; [$3_weekday.I2]=7; 1; TRUE(); 0)" office:value-type="date" office:date-value="2024-06-14T10:00:00" calcext:value-type="date">
            <text:p>2024-06-14 10:00</text:p>
          </table:table-cell>
          <table:table-cell table:style-name="ce143" table:formula="of:=[$2_calgen.J2]+COM.MICROSOFT.IFS([$3_weekday.J2]=6; 2; [$3_weekday.J2]=7; 1; TRUE(); 0)" office:value-type="date" office:date-value="2024-06-17" calcext:value-type="date">
            <text:p>2024-06-17</text:p>
          </table:table-cell>
          <table:table-cell table:number-columns-repeated="16374"/>
        </table:table-row>
        <table:table-row table:style-name="ro1">
          <table:table-cell table:style-name="ce115" office:value-type="float" office:value="2" calcext:value-type="float">
            <text:p>2</text:p>
          </table:table-cell>
          <table:table-cell table:style-name="ce122" table:formula="of:=[$2_calgen.B3]" office:value-type="date" office:date-value="2024-07-06T09:00:00" calcext:value-type="date">
            <text:p>2024-07-06 09:00</text:p>
          </table:table-cell>
          <table:table-cell table:style-name="ce122" table:formula="of:=[$2_calgen.C3]" office:value-type="string" office:string-value="Test room" calcext:value-type="string">
            <text:p>Test room</text:p>
          </table:table-cell>
          <table:table-cell table:style-name="ce122" table:formula="of:=[$2_calgen.D3]" office:value-type="date" office:date-value="2024-07-06T11:00:00" calcext:value-type="date">
            <text:p>2024-07-06 11:00</text:p>
          </table:table-cell>
          <table:table-cell table:style-name="ce130" table:formula="of:=[$2_calgen.E3]-COM.MICROSOFT.IFS([$3_weekday.E3]=6; 1; [$3_weekday.E3]=7; 2; TRUE(); 0)" office:value-type="date" office:date-value="2024-06-21T00:01:00" calcext:value-type="date">
            <text:p>2024-06-21 00:01</text:p>
          </table:table-cell>
          <table:table-cell table:style-name="ce130" table:formula="of:=[$2_calgen.F3]+COM.MICROSOFT.IFS([$3_weekday.F3]=6; 2; [$3_weekday.F3]=7; 1; TRUE(); 0)" office:value-type="date" office:date-value="2024-07-01T23:59:59" calcext:value-type="date">
            <text:p>2024-07-01 23:59</text:p>
          </table:table-cell>
          <table:table-cell table:style-name="ce137" table:formula="of:=[$2_calgen.G3]+COM.MICROSOFT.IFS([$3_weekday.G3]=6; 2; [$3_weekday.G3]=7; 1; TRUE(); 0)" office:value-type="date" office:date-value="2024-07-15" calcext:value-type="date">
            <text:p>2024-07-15</text:p>
          </table:table-cell>
          <table:table-cell table:style-name="ce130" table:formula="of:=[$2_calgen.H3]+COM.MICROSOFT.IFS([$3_weekday.H3]=6; 2; [$3_weekday.H3]=7; 1; TRUE(); 0)" office:value-type="date" office:date-value="2024-07-15T09:00:00" calcext:value-type="date">
            <text:p>2024-07-15 09:00</text:p>
          </table:table-cell>
          <table:table-cell table:style-name="ce130" table:formula="of:=[$2_calgen.I3]+COM.MICROSOFT.IFS([$3_weekday.I3]=6; 2; [$3_weekday.I3]=7; 1; TRUE(); 0)" office:value-type="date" office:date-value="2024-07-15T10:00:00" calcext:value-type="date">
            <text:p>2024-07-15 10:00</text:p>
          </table:table-cell>
          <table:table-cell table:style-name="ce143" table:formula="of:=[$2_calgen.J3]+COM.MICROSOFT.IFS([$3_weekday.J3]=6; 2; [$3_weekday.J3]=7; 1; TRUE(); 0)" office:value-type="date" office:date-value="2024-07-16" calcext:value-type="date">
            <text:p>2024-07-16</text:p>
          </table:table-cell>
          <table:table-cell table:number-columns-repeated="16374"/>
        </table:table-row>
        <table:table-row table:style-name="ro1">
          <table:table-cell table:style-name="ce115" office:value-type="float" office:value="3" calcext:value-type="float">
            <text:p>3</text:p>
          </table:table-cell>
          <table:table-cell table:style-name="ce122" table:formula="of:=[$2_calgen.B4]" office:value-type="date" office:date-value="2024-08-06T09:00:00" calcext:value-type="date">
            <text:p>2024-08-06 09:00</text:p>
          </table:table-cell>
          <table:table-cell table:style-name="ce122" table:formula="of:=[$2_calgen.C4]" office:value-type="string" office:string-value="Test room" calcext:value-type="string">
            <text:p>Test room</text:p>
          </table:table-cell>
          <table:table-cell table:style-name="ce122" table:formula="of:=[$2_calgen.D4]" office:value-type="date" office:date-value="2024-08-06T11:00:00" calcext:value-type="date">
            <text:p>2024-08-06 11:00</text:p>
          </table:table-cell>
          <table:table-cell table:style-name="ce130" table:formula="of:=[$2_calgen.E4]-COM.MICROSOFT.IFS([$3_weekday.E4]=6; 1; [$3_weekday.E4]=7; 2; TRUE(); 0)" office:value-type="date" office:date-value="2024-07-22T00:01:00" calcext:value-type="date">
            <text:p>2024-07-22 00:01</text:p>
          </table:table-cell>
          <table:table-cell table:style-name="ce130" table:formula="of:=[$2_calgen.F4]+COM.MICROSOFT.IFS([$3_weekday.F4]=6; 2; [$3_weekday.F4]=7; 1; TRUE(); 0)" office:value-type="date" office:date-value="2024-08-01T23:59:59" calcext:value-type="date">
            <text:p>2024-08-01 23:59</text:p>
          </table:table-cell>
          <table:table-cell table:style-name="ce137" table:formula="of:=[$2_calgen.G4]+COM.MICROSOFT.IFS([$3_weekday.G4]=6; 2; [$3_weekday.G4]=7; 1; TRUE(); 0)" office:value-type="date" office:date-value="2024-08-13" calcext:value-type="date">
            <text:p>2024-08-13</text:p>
          </table:table-cell>
          <table:table-cell table:style-name="ce130" table:formula="of:=[$2_calgen.H4]+COM.MICROSOFT.IFS([$3_weekday.H4]=6; 2; [$3_weekday.H4]=7; 1; TRUE(); 0)" office:value-type="date" office:date-value="2024-08-14T09:00:00" calcext:value-type="date">
            <text:p>2024-08-14 09:00</text:p>
          </table:table-cell>
          <table:table-cell table:style-name="ce130" table:formula="of:=[$2_calgen.I4]+COM.MICROSOFT.IFS([$3_weekday.I4]=6; 2; [$3_weekday.I4]=7; 1; TRUE(); 0)" office:value-type="date" office:date-value="2024-08-14T10:00:00" calcext:value-type="date">
            <text:p>2024-08-14 10:00</text:p>
          </table:table-cell>
          <table:table-cell table:style-name="ce143" table:formula="of:=[$2_calgen.J4]+COM.MICROSOFT.IFS([$3_weekday.J4]=6; 2; [$3_weekday.J4]=7; 1; TRUE(); 0)" office:value-type="date" office:date-value="2024-08-16" calcext:value-type="date">
            <text:p>2024-08-16</text:p>
          </table:table-cell>
          <table:table-cell table:number-columns-repeated="16374"/>
        </table:table-row>
        <table:table-row table:style-name="ro1">
          <table:table-cell table:style-name="ce115" office:value-type="float" office:value="4" calcext:value-type="float">
            <text:p>4</text:p>
          </table:table-cell>
          <table:table-cell table:style-name="ce122" table:formula="of:=[$2_calgen.B5]" office:value-type="date" office:date-value="2024-09-06T09:00:00" calcext:value-type="date">
            <text:p>2024-09-06 09:00</text:p>
          </table:table-cell>
          <table:table-cell table:style-name="ce122" table:formula="of:=[$2_calgen.C5]" office:value-type="string" office:string-value="Test room" calcext:value-type="string">
            <text:p>Test room</text:p>
          </table:table-cell>
          <table:table-cell table:style-name="ce122" table:formula="of:=[$2_calgen.D5]" office:value-type="date" office:date-value="2024-09-06T11:00:00" calcext:value-type="date">
            <text:p>2024-09-06 11:00</text:p>
          </table:table-cell>
          <table:table-cell table:style-name="ce130" table:formula="of:=[$2_calgen.E5]-COM.MICROSOFT.IFS([$3_weekday.E5]=6; 1; [$3_weekday.E5]=7; 2; TRUE(); 0)" office:value-type="date" office:date-value="2024-08-22T00:01:00" calcext:value-type="date">
            <text:p>2024-08-22 00:01</text:p>
          </table:table-cell>
          <table:table-cell table:style-name="ce130" table:formula="of:=[$2_calgen.F5]+COM.MICROSOFT.IFS([$3_weekday.F5]=6; 2; [$3_weekday.F5]=7; 1; TRUE(); 0)" office:value-type="date" office:date-value="2024-09-02T23:59:59" calcext:value-type="date">
            <text:p>2024-09-02 23:59</text:p>
          </table:table-cell>
          <table:table-cell table:style-name="ce137" table:formula="of:=[$2_calgen.G5]+COM.MICROSOFT.IFS([$3_weekday.G5]=6; 2; [$3_weekday.G5]=7; 1; TRUE(); 0)" office:value-type="date" office:date-value="2024-09-13" calcext:value-type="date">
            <text:p>2024-09-13</text:p>
          </table:table-cell>
          <table:table-cell table:style-name="ce130" table:formula="of:=[$2_calgen.H5]+COM.MICROSOFT.IFS([$3_weekday.H5]=6; 2; [$3_weekday.H5]=7; 1; TRUE(); 0)" office:value-type="date" office:date-value="2024-09-16T09:00:00" calcext:value-type="date">
            <text:p>2024-09-16 09:00</text:p>
          </table:table-cell>
          <table:table-cell table:style-name="ce130" table:formula="of:=[$2_calgen.I5]+COM.MICROSOFT.IFS([$3_weekday.I5]=6; 2; [$3_weekday.I5]=7; 1; TRUE(); 0)" office:value-type="date" office:date-value="2024-09-16T10:00:00" calcext:value-type="date">
            <text:p>2024-09-16 10:00</text:p>
          </table:table-cell>
          <table:table-cell table:style-name="ce143" table:formula="of:=[$2_calgen.J5]+COM.MICROSOFT.IFS([$3_weekday.J5]=6; 2; [$3_weekday.J5]=7; 1; TRUE(); 0)" office:value-type="date" office:date-value="2024-09-16" calcext:value-type="date">
            <text:p>2024-09-16</text:p>
          </table:table-cell>
          <table:table-cell table:number-columns-repeated="16374"/>
        </table:table-row>
        <table:table-row table:style-name="ro1">
          <table:table-cell table:style-name="ce115" office:value-type="float" office:value="5" calcext:value-type="float">
            <text:p>5</text:p>
          </table:table-cell>
          <table:table-cell table:style-name="ce122" table:formula="of:=[$2_calgen.B6]" office:value-type="date" office:date-value="2025-10-06T09:00:00" calcext:value-type="date">
            <text:p>2025-10-06 09:00</text:p>
          </table:table-cell>
          <table:table-cell table:style-name="ce122" table:formula="of:=[$2_calgen.C6]" office:value-type="string" office:string-value="Test room" calcext:value-type="string">
            <text:p>Test room</text:p>
          </table:table-cell>
          <table:table-cell table:style-name="ce122" table:formula="of:=[$2_calgen.D6]" office:value-type="date" office:date-value="2025-10-06T11:00:00" calcext:value-type="date">
            <text:p>2025-10-06 11:00</text:p>
          </table:table-cell>
          <table:table-cell table:style-name="ce130" table:formula="of:=[$2_calgen.E6]-COM.MICROSOFT.IFS([$3_weekday.E6]=6; 1; [$3_weekday.E6]=7; 2; TRUE(); 0)" office:value-type="date" office:date-value="2025-09-19T00:01:00" calcext:value-type="date">
            <text:p>2025-09-19 00:01</text:p>
          </table:table-cell>
          <table:table-cell table:style-name="ce130" table:formula="of:=[$2_calgen.F6]+COM.MICROSOFT.IFS([$3_weekday.F6]=6; 2; [$3_weekday.F6]=7; 1; TRUE(); 0)" office:value-type="date" office:date-value="2025-10-01T23:59:59" calcext:value-type="date">
            <text:p>2025-10-01 23:59</text:p>
          </table:table-cell>
          <table:table-cell table:style-name="ce137" table:formula="of:=[$2_calgen.G6]+COM.MICROSOFT.IFS([$3_weekday.G6]=6; 2; [$3_weekday.G6]=7; 1; TRUE(); 0)" office:value-type="date" office:date-value="2025-10-13" calcext:value-type="date">
            <text:p>2025-10-13</text:p>
          </table:table-cell>
          <table:table-cell table:style-name="ce130" table:formula="of:=[$2_calgen.H6]+COM.MICROSOFT.IFS([$3_weekday.H6]=6; 2; [$3_weekday.H6]=7; 1; TRUE(); 0)" office:value-type="date" office:date-value="2025-10-14T09:00:00" calcext:value-type="date">
            <text:p>2025-10-14 09:00</text:p>
          </table:table-cell>
          <table:table-cell table:style-name="ce130" table:formula="of:=[$2_calgen.I6]+COM.MICROSOFT.IFS([$3_weekday.I6]=6; 2; [$3_weekday.I6]=7; 1; TRUE(); 0)" office:value-type="date" office:date-value="2025-10-14T10:00:00" calcext:value-type="date">
            <text:p>2025-10-14 10:00</text:p>
          </table:table-cell>
          <table:table-cell table:style-name="ce143" table:formula="of:=[$2_calgen.J6]+COM.MICROSOFT.IFS([$3_weekday.J6]=6; 2; [$3_weekday.J6]=7; 1; TRUE(); 0)" office:value-type="date" office:date-value="2025-10-16" calcext:value-type="date">
            <text:p>2025-10-16</text:p>
          </table:table-cell>
          <table:table-cell table:number-columns-repeated="16374"/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23" table:formula="of:=[$2_calgen.B7]" office:value-type="date" office:date-value="2025-11-06T09:00:00" calcext:value-type="date">
            <text:p>2025-11-06 09:00</text:p>
          </table:table-cell>
          <table:table-cell table:style-name="ce123" table:formula="of:=[$2_calgen.C7]" office:value-type="string" office:string-value="Test room" calcext:value-type="string">
            <text:p>Test room</text:p>
          </table:table-cell>
          <table:table-cell table:style-name="ce123" table:formula="of:=[$2_calgen.D7]" office:value-type="date" office:date-value="2025-11-06T11:00:00" calcext:value-type="date">
            <text:p>2025-11-06 11:00</text:p>
          </table:table-cell>
          <table:table-cell table:style-name="ce131" table:formula="of:=[$2_calgen.E7]-COM.MICROSOFT.IFS([$3_weekday.E7]=6; 1; [$3_weekday.E7]=7; 2; TRUE(); 0)" office:value-type="date" office:date-value="2025-10-22T00:01:00" calcext:value-type="date">
            <text:p>2025-10-22 00:01</text:p>
          </table:table-cell>
          <table:table-cell table:style-name="ce131" table:formula="of:=[$2_calgen.F7]+COM.MICROSOFT.IFS([$3_weekday.F7]=6; 2; [$3_weekday.F7]=7; 1; TRUE(); 0)" office:value-type="date" office:date-value="2025-11-03T23:59:59" calcext:value-type="date">
            <text:p>2025-11-03 23:59</text:p>
          </table:table-cell>
          <table:table-cell table:style-name="ce138" table:formula="of:=[$2_calgen.G7]+COM.MICROSOFT.IFS([$3_weekday.G7]=6; 2; [$3_weekday.G7]=7; 1; TRUE(); 0)" office:value-type="date" office:date-value="2025-11-13" calcext:value-type="date">
            <text:p>2025-11-13</text:p>
          </table:table-cell>
          <table:table-cell table:style-name="ce131" table:formula="of:=[$2_calgen.H7]+COM.MICROSOFT.IFS([$3_weekday.H7]=6; 2; [$3_weekday.H7]=7; 1; TRUE(); 0)" office:value-type="date" office:date-value="2025-11-14T09:00:00" calcext:value-type="date">
            <text:p>2025-11-14 09:00</text:p>
          </table:table-cell>
          <table:table-cell table:style-name="ce131" table:formula="of:=[$2_calgen.I7]+COM.MICROSOFT.IFS([$3_weekday.I7]=6; 2; [$3_weekday.I7]=7; 1; TRUE(); 0)" office:value-type="date" office:date-value="2025-11-14T10:00:00" calcext:value-type="date">
            <text:p>2025-11-14 10:00</text:p>
          </table:table-cell>
          <table:table-cell table:style-name="ce144" table:formula="of:=[$2_calgen.J7]+COM.MICROSOFT.IFS([$3_weekday.J7]=6; 2; [$3_weekday.J7]=7; 1; TRUE(); 0)" office:value-type="date" office:date-value="2025-11-17" calcext:value-type="date">
            <text:p>2025-11-17</text:p>
          </table:table-cell>
        </table:table-row>
        <table:table-row table:style-name="ro1">
          <table:table-cell table:style-name="ce117"/>
          <table:table-cell table:style-name="ce124" table:number-columns-repeated="5"/>
          <table:table-cell table:style-name="ce139"/>
          <table:table-cell table:style-name="ce124" table:number-columns-repeated="2"/>
          <table:table-cell table:style-name="ce139"/>
        </table:table-row>
        <table:table-row table:style-name="ro1">
          <table:table-cell table:style-name="ce118" office:value-type="string" calcext:value-type="string" table:number-columns-spanned="10" table:number-rows-spanned="1">
            <text:p>VECCHIA PIANIFICAZIONE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99" office:value-type="string" calcext:value-type="string">
            <text:p>n</text:p>
          </table:table-cell>
          <table:table-cell table:style-name="ce76" office:value-type="string" calcext:value-type="string">
            <text:p>esame_inizio</text:p>
          </table:table-cell>
          <table:table-cell table:style-name="ce84" office:value-type="string" calcext:value-type="string">
            <text:p>esame_aula</text:p>
          </table:table-cell>
          <table:table-cell table:style-name="ce76" office:value-type="string" calcext:value-type="string">
            <text:p>esame_fine</text:p>
          </table:table-cell>
          <table:table-cell table:style-name="ce34" office:value-type="string" calcext:value-type="string">
            <text:p>iscrizioni_inizio</text:p>
          </table:table-cell>
          <table:table-cell table:style-name="ce91" office:value-type="string" calcext:value-type="string">
            <text:p>iscrizioni_fine</text:p>
          </table:table-cell>
          <table:table-cell table:style-name="ce28" office:value-type="string" calcext:value-type="string">
            <text:p>pubblicazione</text:p>
          </table:table-cell>
          <table:table-cell table:style-name="ce76" office:value-type="string" calcext:value-type="string">
            <text:p>visione_inizio</text:p>
          </table:table-cell>
          <table:table-cell table:style-name="ce76" office:value-type="string" calcext:value-type="string">
            <text:p>visione_fine</text:p>
          </table:table-cell>
          <table:table-cell table:style-name="ce97" office:value-type="string" calcext:value-type="string">
            <text:p>verbalizzazione</text:p>
          </table:table-cell>
          <table:table-cell table:number-columns-repeated="1637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style-name="ce125" table:number-columns-repeated="3"/>
          <table:table-cell table:style-name="ce132" table:formula="of:=[$2_calgen.E2]" office:value-type="date" office:date-value="2024-05-22T00:01:00" calcext:value-type="date">
            <text:p>2024-05-22 00:01</text:p>
          </table:table-cell>
          <table:table-cell table:style-name="ce132" table:formula="of:=[$2_calgen.F2]" office:value-type="date" office:date-value="2024-06-01T23:59:59" calcext:value-type="date">
            <text:p>2024-06-01 23:59</text:p>
          </table:table-cell>
          <table:table-cell table:style-name="ce140" table:formula="of:=[$2_calgen.G2]" office:value-type="date" office:date-value="2024-06-13" calcext:value-type="date">
            <text:p>2024-06-13</text:p>
          </table:table-cell>
          <table:table-cell table:style-name="ce132" table:formula="of:=[$2_calgen.H2]" office:value-type="date" office:date-value="2024-06-14T09:00:00" calcext:value-type="date">
            <text:p>2024-06-14 09:00</text:p>
          </table:table-cell>
          <table:table-cell table:style-name="ce132" table:formula="of:=[$2_calgen.I2]" office:value-type="date" office:date-value="2024-06-14T10:00:00" calcext:value-type="date">
            <text:p>2024-06-14 10:00</text:p>
          </table:table-cell>
          <table:table-cell table:style-name="ce145" table:formula="of:=[$2_calgen.J2]" office:value-type="date" office:date-value="2024-06-16" calcext:value-type="date">
            <text:p>2024-06-16</text:p>
          </table:table-cell>
          <table:table-cell table:number-columns-repeated="1637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style-name="ce125" table:number-columns-repeated="3"/>
          <table:table-cell table:style-name="ce132" table:formula="of:=[$2_calgen.E3]" office:value-type="date" office:date-value="2024-06-21T00:01:00" calcext:value-type="date">
            <text:p>2024-06-21 00:01</text:p>
          </table:table-cell>
          <table:table-cell table:style-name="ce132" table:formula="of:=[$2_calgen.F3]" office:value-type="date" office:date-value="2024-07-01T23:59:59" calcext:value-type="date">
            <text:p>2024-07-01 23:59</text:p>
          </table:table-cell>
          <table:table-cell table:style-name="ce140" table:formula="of:=[$2_calgen.G3]" office:value-type="date" office:date-value="2024-07-13" calcext:value-type="date">
            <text:p>2024-07-13</text:p>
          </table:table-cell>
          <table:table-cell table:style-name="ce132" table:formula="of:=[$2_calgen.H3]" office:value-type="date" office:date-value="2024-07-14T09:00:00" calcext:value-type="date">
            <text:p>2024-07-14 09:00</text:p>
          </table:table-cell>
          <table:table-cell table:style-name="ce132" table:formula="of:=[$2_calgen.I3]" office:value-type="date" office:date-value="2024-07-14T10:00:00" calcext:value-type="date">
            <text:p>2024-07-14 10:00</text:p>
          </table:table-cell>
          <table:table-cell table:style-name="ce145" table:formula="of:=[$2_calgen.J3]" office:value-type="date" office:date-value="2024-07-16" calcext:value-type="date">
            <text:p>2024-07-16</text:p>
          </table:table-cell>
          <table:table-cell table:number-columns-repeated="1637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style-name="ce125" table:number-columns-repeated="3"/>
          <table:table-cell table:style-name="ce132" table:formula="of:=[$2_calgen.E4]" office:value-type="date" office:date-value="2024-07-22T00:01:00" calcext:value-type="date">
            <text:p>2024-07-22 00:01</text:p>
          </table:table-cell>
          <table:table-cell table:style-name="ce132" table:formula="of:=[$2_calgen.F4]" office:value-type="date" office:date-value="2024-08-01T23:59:59" calcext:value-type="date">
            <text:p>2024-08-01 23:59</text:p>
          </table:table-cell>
          <table:table-cell table:style-name="ce140" table:formula="of:=[$2_calgen.G4]" office:value-type="date" office:date-value="2024-08-13" calcext:value-type="date">
            <text:p>2024-08-13</text:p>
          </table:table-cell>
          <table:table-cell table:style-name="ce132" table:formula="of:=[$2_calgen.H4]" office:value-type="date" office:date-value="2024-08-14T09:00:00" calcext:value-type="date">
            <text:p>2024-08-14 09:00</text:p>
          </table:table-cell>
          <table:table-cell table:style-name="ce132" table:formula="of:=[$2_calgen.I4]" office:value-type="date" office:date-value="2024-08-14T10:00:00" calcext:value-type="date">
            <text:p>2024-08-14 10:00</text:p>
          </table:table-cell>
          <table:table-cell table:style-name="ce145" table:formula="of:=[$2_calgen.J4]" office:value-type="date" office:date-value="2024-08-16" calcext:value-type="date">
            <text:p>2024-08-16</text:p>
          </table:table-cell>
          <table:table-cell table:number-columns-repeated="1637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style-name="ce125" table:number-columns-repeated="3"/>
          <table:table-cell table:style-name="ce132" table:formula="of:=[$2_calgen.E5]" office:value-type="date" office:date-value="2024-08-22T00:01:00" calcext:value-type="date">
            <text:p>2024-08-22 00:01</text:p>
          </table:table-cell>
          <table:table-cell table:style-name="ce132" table:formula="of:=[$2_calgen.F5]" office:value-type="date" office:date-value="2024-09-01T23:59:59" calcext:value-type="date">
            <text:p>2024-09-01 23:59</text:p>
          </table:table-cell>
          <table:table-cell table:style-name="ce140" table:formula="of:=[$2_calgen.G5]" office:value-type="date" office:date-value="2024-09-13" calcext:value-type="date">
            <text:p>2024-09-13</text:p>
          </table:table-cell>
          <table:table-cell table:style-name="ce132" table:formula="of:=[$2_calgen.H5]" office:value-type="date" office:date-value="2024-09-14T09:00:00" calcext:value-type="date">
            <text:p>2024-09-14 09:00</text:p>
          </table:table-cell>
          <table:table-cell table:style-name="ce132" table:formula="of:=[$2_calgen.I5]" office:value-type="date" office:date-value="2024-09-14T10:00:00" calcext:value-type="date">
            <text:p>2024-09-14 10:00</text:p>
          </table:table-cell>
          <table:table-cell table:style-name="ce145" table:formula="of:=[$2_calgen.J5]" office:value-type="date" office:date-value="2024-09-16" calcext:value-type="date">
            <text:p>2024-09-16</text:p>
          </table:table-cell>
          <table:table-cell table:number-columns-repeated="1637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style-name="ce125" table:number-columns-repeated="3"/>
          <table:table-cell table:style-name="ce132" table:formula="of:=[$2_calgen.E6]" office:value-type="date" office:date-value="2025-09-21T00:01:00" calcext:value-type="date">
            <text:p>2025-09-21 00:01</text:p>
          </table:table-cell>
          <table:table-cell table:style-name="ce132" table:formula="of:=[$2_calgen.F6]" office:value-type="date" office:date-value="2025-10-01T23:59:59" calcext:value-type="date">
            <text:p>2025-10-01 23:59</text:p>
          </table:table-cell>
          <table:table-cell table:style-name="ce140" table:formula="of:=[$2_calgen.G6]" office:value-type="date" office:date-value="2025-10-13" calcext:value-type="date">
            <text:p>2025-10-13</text:p>
          </table:table-cell>
          <table:table-cell table:style-name="ce132" table:formula="of:=[$2_calgen.H6]" office:value-type="date" office:date-value="2025-10-14T09:00:00" calcext:value-type="date">
            <text:p>2025-10-14 09:00</text:p>
          </table:table-cell>
          <table:table-cell table:style-name="ce132" table:formula="of:=[$2_calgen.I6]" office:value-type="date" office:date-value="2025-10-14T10:00:00" calcext:value-type="date">
            <text:p>2025-10-14 10:00</text:p>
          </table:table-cell>
          <table:table-cell table:style-name="ce145" table:formula="of:=[$2_calgen.J6]" office:value-type="date" office:date-value="2025-10-16" calcext:value-type="date">
            <text:p>2025-10-16</text:p>
          </table:table-cell>
          <table:table-cell table:number-columns-repeated="16374"/>
        </table:table-row>
        <table:table-row table:style-name="ro1">
          <table:table-cell table:style-name="ce120" office:value-type="float" office:value="6" calcext:value-type="float">
            <text:p>6</text:p>
          </table:table-cell>
          <table:table-cell table:style-name="ce126" table:number-columns-repeated="3"/>
          <table:table-cell table:style-name="ce133" table:formula="of:=[$2_calgen.E7]" office:value-type="date" office:date-value="2025-10-22T00:01:00" calcext:value-type="date">
            <text:p>2025-10-22 00:01</text:p>
          </table:table-cell>
          <table:table-cell table:style-name="ce133" table:formula="of:=[$2_calgen.F7]" office:value-type="date" office:date-value="2025-11-01T23:59:59" calcext:value-type="date">
            <text:p>2025-11-01 23:59</text:p>
          </table:table-cell>
          <table:table-cell table:style-name="ce141" table:formula="of:=[$2_calgen.G7]" office:value-type="date" office:date-value="2025-11-13" calcext:value-type="date">
            <text:p>2025-11-13</text:p>
          </table:table-cell>
          <table:table-cell table:style-name="ce133" table:formula="of:=[$2_calgen.H7]" office:value-type="date" office:date-value="2025-11-14T09:00:00" calcext:value-type="date">
            <text:p>2025-11-14 09:00</text:p>
          </table:table-cell>
          <table:table-cell table:style-name="ce133" table:formula="of:=[$2_calgen.I7]" office:value-type="date" office:date-value="2025-11-14T10:00:00" calcext:value-type="date">
            <text:p>2025-11-14 10:00</text:p>
          </table:table-cell>
          <table:table-cell table:style-name="ce146" table:formula="of:=[$2_calgen.J7]" office:value-type="date" office:date-value="2025-11-16" calcext:value-type="date">
            <text:p>2025-11-16</text:p>
          </table:table-cell>
          <table:table-cell table:number-columns-repeated="16374"/>
        </table:table-row>
        <table:table-row table:style-name="ro1">
          <table:table-cell table:style-name="ce14"/>
          <table:table-cell table:number-columns-repeated="16383"/>
        </table:table-row>
        <table:table-row table:style-name="ro1">
          <table:table-cell table:style-name="ce118" office:value-type="string" calcext:value-type="string" table:number-columns-spanned="10" table:number-rows-spanned="1">
            <text:p>CONFRONTO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99" office:value-type="string" calcext:value-type="string">
            <text:p>n</text:p>
          </table:table-cell>
          <table:table-cell table:style-name="ce76" office:value-type="string" calcext:value-type="string">
            <text:p>esame_inizio</text:p>
          </table:table-cell>
          <table:table-cell table:style-name="ce84" office:value-type="string" calcext:value-type="string">
            <text:p>esame_aula</text:p>
          </table:table-cell>
          <table:table-cell table:style-name="ce76" office:value-type="string" calcext:value-type="string">
            <text:p>esame_fine</text:p>
          </table:table-cell>
          <table:table-cell table:style-name="ce34" office:value-type="string" calcext:value-type="string">
            <text:p>iscrizioni_inizio</text:p>
          </table:table-cell>
          <table:table-cell table:style-name="ce91" office:value-type="string" calcext:value-type="string">
            <text:p>iscrizioni_fine</text:p>
          </table:table-cell>
          <table:table-cell table:style-name="ce28" office:value-type="string" calcext:value-type="string">
            <text:p>pubblicazione</text:p>
          </table:table-cell>
          <table:table-cell table:style-name="ce76" office:value-type="string" calcext:value-type="string">
            <text:p>visione_inizio</text:p>
          </table:table-cell>
          <table:table-cell table:style-name="ce76" office:value-type="string" calcext:value-type="string">
            <text:p>visione_fine</text:p>
          </table:table-cell>
          <table:table-cell table:style-name="ce97" office:value-type="string" calcext:value-type="string">
            <text:p>verbalizzazione</text:p>
          </table:table-cell>
          <table:table-cell table:number-columns-repeated="1637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style-name="ce127" table:number-columns-repeated="3"/>
          <table:table-cell table:style-name="ce134" table:formula="of:=[.E3]=[.E12]" office:value-type="boolean" office:boolean-value="true" calcext:value-type="boolean">
            <text:p>TRUE</text:p>
          </table:table-cell>
          <table:table-cell table:style-name="ce134" table:formula="of:=[.F3]=[.F12]" office:value-type="boolean" office:boolean-value="false" calcext:value-type="boolean">
            <text:p>FALSE</text:p>
          </table:table-cell>
          <table:table-cell table:style-name="ce134" table:formula="of:=[.G3]=[.G12]" office:value-type="boolean" office:boolean-value="true" calcext:value-type="boolean">
            <text:p>TRUE</text:p>
          </table:table-cell>
          <table:table-cell table:style-name="ce134" table:formula="of:=[.H3]=[.H12]" office:value-type="boolean" office:boolean-value="true" calcext:value-type="boolean">
            <text:p>TRUE</text:p>
          </table:table-cell>
          <table:table-cell table:style-name="ce134" table:formula="of:=[.I3]=[.I12]" office:value-type="boolean" office:boolean-value="true" calcext:value-type="boolean">
            <text:p>TRUE</text:p>
          </table:table-cell>
          <table:table-cell table:style-name="ce147" table:formula="of:=[.J3]=[.J12]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style-name="ce127" table:number-columns-repeated="3"/>
          <table:table-cell table:style-name="ce134" table:formula="of:=[.E4]=[.E13]" office:value-type="boolean" office:boolean-value="true" calcext:value-type="boolean">
            <text:p>TRUE</text:p>
          </table:table-cell>
          <table:table-cell table:style-name="ce134" table:formula="of:=[.F4]=[.F13]" office:value-type="boolean" office:boolean-value="true" calcext:value-type="boolean">
            <text:p>TRUE</text:p>
          </table:table-cell>
          <table:table-cell table:style-name="ce134" table:formula="of:=[.G4]=[.G13]" office:value-type="boolean" office:boolean-value="false" calcext:value-type="boolean">
            <text:p>FALSE</text:p>
          </table:table-cell>
          <table:table-cell table:style-name="ce134" table:formula="of:=[.H4]=[.H13]" office:value-type="boolean" office:boolean-value="false" calcext:value-type="boolean">
            <text:p>FALSE</text:p>
          </table:table-cell>
          <table:table-cell table:style-name="ce134" table:formula="of:=[.I4]=[.I13]" office:value-type="boolean" office:boolean-value="false" calcext:value-type="boolean">
            <text:p>FALSE</text:p>
          </table:table-cell>
          <table:table-cell table:style-name="ce147" table:formula="of:=[.J4]=[.J13]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style-name="ce127" table:number-columns-repeated="3"/>
          <table:table-cell table:style-name="ce134" table:formula="of:=[.E5]=[.E14]" office:value-type="boolean" office:boolean-value="true" calcext:value-type="boolean">
            <text:p>TRUE</text:p>
          </table:table-cell>
          <table:table-cell table:style-name="ce134" table:formula="of:=[.F5]=[.F14]" office:value-type="boolean" office:boolean-value="true" calcext:value-type="boolean">
            <text:p>TRUE</text:p>
          </table:table-cell>
          <table:table-cell table:style-name="ce134" table:formula="of:=[.G5]=[.G14]" office:value-type="boolean" office:boolean-value="true" calcext:value-type="boolean">
            <text:p>TRUE</text:p>
          </table:table-cell>
          <table:table-cell table:style-name="ce134" table:formula="of:=[.H5]=[.H14]" office:value-type="boolean" office:boolean-value="true" calcext:value-type="boolean">
            <text:p>TRUE</text:p>
          </table:table-cell>
          <table:table-cell table:style-name="ce134" table:formula="of:=[.I5]=[.I14]" office:value-type="boolean" office:boolean-value="true" calcext:value-type="boolean">
            <text:p>TRUE</text:p>
          </table:table-cell>
          <table:table-cell table:style-name="ce147" table:formula="of:=[.J5]=[.J14]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style-name="ce127" table:number-columns-repeated="3"/>
          <table:table-cell table:style-name="ce134" table:formula="of:=[.E6]=[.E15]" office:value-type="boolean" office:boolean-value="true" calcext:value-type="boolean">
            <text:p>TRUE</text:p>
          </table:table-cell>
          <table:table-cell table:style-name="ce134" table:formula="of:=[.F6]=[.F15]" office:value-type="boolean" office:boolean-value="false" calcext:value-type="boolean">
            <text:p>FALSE</text:p>
          </table:table-cell>
          <table:table-cell table:style-name="ce134" table:formula="of:=[.G6]=[.G15]" office:value-type="boolean" office:boolean-value="true" calcext:value-type="boolean">
            <text:p>TRUE</text:p>
          </table:table-cell>
          <table:table-cell table:style-name="ce134" table:formula="of:=[.H6]=[.H15]" office:value-type="boolean" office:boolean-value="false" calcext:value-type="boolean">
            <text:p>FALSE</text:p>
          </table:table-cell>
          <table:table-cell table:style-name="ce134" table:formula="of:=[.I6]=[.I15]" office:value-type="boolean" office:boolean-value="false" calcext:value-type="boolean">
            <text:p>FALSE</text:p>
          </table:table-cell>
          <table:table-cell table:style-name="ce147" table:formula="of:=[.J6]=[.J15]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style-name="ce127" table:number-columns-repeated="3"/>
          <table:table-cell table:style-name="ce134" table:formula="of:=[.E7]=[.E16]" office:value-type="boolean" office:boolean-value="false" calcext:value-type="boolean">
            <text:p>FALSE</text:p>
          </table:table-cell>
          <table:table-cell table:style-name="ce134" table:formula="of:=[.F7]=[.F16]" office:value-type="boolean" office:boolean-value="true" calcext:value-type="boolean">
            <text:p>TRUE</text:p>
          </table:table-cell>
          <table:table-cell table:style-name="ce134" table:formula="of:=[.G7]=[.G16]" office:value-type="boolean" office:boolean-value="true" calcext:value-type="boolean">
            <text:p>TRUE</text:p>
          </table:table-cell>
          <table:table-cell table:style-name="ce134" table:formula="of:=[.H7]=[.H16]" office:value-type="boolean" office:boolean-value="true" calcext:value-type="boolean">
            <text:p>TRUE</text:p>
          </table:table-cell>
          <table:table-cell table:style-name="ce134" table:formula="of:=[.I7]=[.I16]" office:value-type="boolean" office:boolean-value="true" calcext:value-type="boolean">
            <text:p>TRUE</text:p>
          </table:table-cell>
          <table:table-cell table:style-name="ce147" table:formula="of:=[.J7]=[.J16]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120" office:value-type="float" office:value="6" calcext:value-type="float">
            <text:p>6</text:p>
          </table:table-cell>
          <table:table-cell table:style-name="ce128" table:number-columns-repeated="3"/>
          <table:table-cell table:style-name="ce135" table:formula="of:=[.E8]=[.E17]" office:value-type="boolean" office:boolean-value="true" calcext:value-type="boolean">
            <text:p>TRUE</text:p>
          </table:table-cell>
          <table:table-cell table:style-name="ce135" table:formula="of:=[.F8]=[.F17]" office:value-type="boolean" office:boolean-value="false" calcext:value-type="boolean">
            <text:p>FALSE</text:p>
          </table:table-cell>
          <table:table-cell table:style-name="ce135" table:formula="of:=[.G8]=[.G17]" office:value-type="boolean" office:boolean-value="true" calcext:value-type="boolean">
            <text:p>TRUE</text:p>
          </table:table-cell>
          <table:table-cell table:style-name="ce135" table:formula="of:=[.H8]=[.H17]" office:value-type="boolean" office:boolean-value="true" calcext:value-type="boolean">
            <text:p>TRUE</text:p>
          </table:table-cell>
          <table:table-cell table:style-name="ce135" table:formula="of:=[.I8]=[.I17]" office:value-type="boolean" office:boolean-value="true" calcext:value-type="boolean">
            <text:p>TRUE</text:p>
          </table:table-cell>
          <table:table-cell table:style-name="ce148" table:formula="of:=[.J8]=[.J17]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4_calgen.E3:4_calgen.J8">
            <calcext:condition calcext:apply-style-name="Error" calcext:value="formula-is([.E21]=0)" calcext:base-cell-address="4_calgen.E3"/>
          </calcext:conditional-format>
          <calcext:conditional-format calcext:target-range-address="4_calgen.E12:4_calgen.J17">
            <calcext:condition calcext:apply-style-name="Error" calcext:value="formula-is([.E21]=0)" calcext:base-cell-address="4_calgen.E12"/>
          </calcext:conditional-format>
          <calcext:conditional-format calcext:target-range-address="4_calgen.E21:4_calgen.J26">
            <calcext:condition calcext:apply-style-name="Error" calcext:value="=0" calcext:base-cell-address="4_calgen.E21"/>
          </calcext:conditional-format>
        </calcext:conditional-formats>
      </table:table>
      <table:table table:name="5_final" table:style-name="ta2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4" table:default-cell-style-name="ce22"/>
        <table:table-column table:style-name="co2" table:number-columns-repeated="3" table:default-cell-style-name="ce22"/>
        <table:table-column table:style-name="co11" table:default-cell-style-name="ce22"/>
        <table:table-column table:style-name="co2" table:number-columns-repeated="2" table:default-cell-style-name="ce22"/>
        <table:table-column table:style-name="co9" table:default-cell-style-name="ce22"/>
        <table:table-column table:style-name="co11" table:number-columns-repeated="16374" table:default-cell-style-name="ce22"/>
        <table:table-row table:style-name="ro1">
          <table:table-cell table:style-name="ce99" table:formula="of:=[$4_calgen.A2]" office:value-type="string" office:string-value="n" calcext:value-type="string">
            <text:p>n</text:p>
          </table:table-cell>
          <table:table-cell table:style-name="ce102" table:formula="of:=[$4_calgen.B2]" office:value-type="string" office:string-value="esame_inizio" calcext:value-type="string">
            <text:p>esame_inizio</text:p>
          </table:table-cell>
          <table:table-cell table:style-name="ce102" table:formula="of:=[$4_calgen.C2]" office:value-type="string" office:string-value="esame_aula" calcext:value-type="string">
            <text:p>esame_aula</text:p>
          </table:table-cell>
          <table:table-cell table:style-name="ce102" table:formula="of:=[$4_calgen.D2]" office:value-type="string" office:string-value="esame_fine" calcext:value-type="string">
            <text:p>esame_fine</text:p>
          </table:table-cell>
          <table:table-cell table:style-name="ce102" table:formula="of:=[$4_calgen.E2]" office:value-type="string" office:string-value="iscrizioni_inizio" calcext:value-type="string">
            <text:p>iscrizioni_inizio</text:p>
          </table:table-cell>
          <table:table-cell table:style-name="ce102" table:formula="of:=[$4_calgen.F2]" office:value-type="string" office:string-value="iscrizioni_fine" calcext:value-type="string">
            <text:p>iscrizioni_fine</text:p>
          </table:table-cell>
          <table:table-cell table:style-name="ce102" table:formula="of:=[$4_calgen.G2]" office:value-type="string" office:string-value="pubblicazione" calcext:value-type="string">
            <text:p>pubblicazione</text:p>
          </table:table-cell>
          <table:table-cell table:style-name="ce102" table:formula="of:=[$4_calgen.H2]" office:value-type="string" office:string-value="visione_inizio" calcext:value-type="string">
            <text:p>visione_inizio</text:p>
          </table:table-cell>
          <table:table-cell table:style-name="ce102" table:formula="of:=[$4_calgen.I2]" office:value-type="string" office:string-value="visione_fine" calcext:value-type="string">
            <text:p>visione_fine</text:p>
          </table:table-cell>
          <table:table-cell table:style-name="ce105" table:formula="of:=[$4_calgen.J2]" office:value-type="string" office:string-value="verbalizzazione" calcext:value-type="string">
            <text:p>verbalizzazione</text:p>
          </table:table-cell>
        </table:table-row>
        <table:table-row table:style-name="ro1">
          <table:table-cell table:style-name="ce100" table:formula="of:=[$4_calgen.A3]" office:value-type="float" office:value="1" calcext:value-type="float">
            <text:p>1</text:p>
          </table:table-cell>
          <table:table-cell table:style-name="ce16" table:formula="of:=[$4_calgen.B3]" office:value-type="date" office:date-value="2024-06-06T09:00:00" calcext:value-type="date">
            <text:p>2024-06-06 09:00</text:p>
          </table:table-cell>
          <table:table-cell table:style-name="ce16" table:formula="of:=[$4_calgen.C3]" office:value-type="string" office:string-value="Test room" calcext:value-type="string">
            <text:p>Test room</text:p>
          </table:table-cell>
          <table:table-cell table:style-name="ce16" table:formula="of:=[$4_calgen.D3]" office:value-type="date" office:date-value="2024-06-06T11:00:00" calcext:value-type="date">
            <text:p>2024-06-06 11:00</text:p>
          </table:table-cell>
          <table:table-cell table:style-name="ce16" table:formula="of:=[$4_calgen.E3]" office:value-type="date" office:date-value="2024-05-22T00:01:00" calcext:value-type="date">
            <text:p>2024-05-22 00:01</text:p>
          </table:table-cell>
          <table:table-cell table:style-name="ce16" table:formula="of:=[$4_calgen.F3]" office:value-type="date" office:date-value="2024-06-03T23:59:59" calcext:value-type="date">
            <text:p>2024-06-03 23:59</text:p>
          </table:table-cell>
          <table:table-cell table:style-name="ce36" table:formula="of:=[$4_calgen.G3]" office:value-type="date" office:date-value="2024-06-13" calcext:value-type="date">
            <text:p>2024-06-13</text:p>
          </table:table-cell>
          <table:table-cell table:style-name="ce16" table:formula="of:=[$4_calgen.H3]" office:value-type="date" office:date-value="2024-06-14T09:00:00" calcext:value-type="date">
            <text:p>2024-06-14 09:00</text:p>
          </table:table-cell>
          <table:table-cell table:style-name="ce16" table:formula="of:=[$4_calgen.I3]" office:value-type="date" office:date-value="2024-06-14T10:00:00" calcext:value-type="date">
            <text:p>2024-06-14 10:00</text:p>
          </table:table-cell>
          <table:table-cell table:style-name="ce155" table:formula="of:=[$4_calgen.J3]" office:value-type="date" office:date-value="2024-06-17" calcext:value-type="date">
            <text:p>2024-06-17</text:p>
          </table:table-cell>
          <table:table-cell table:number-columns-repeated="16374"/>
        </table:table-row>
        <table:table-row table:style-name="ro1">
          <table:table-cell table:style-name="ce100" table:formula="of:=[$4_calgen.A4]" office:value-type="float" office:value="2" calcext:value-type="float">
            <text:p>2</text:p>
          </table:table-cell>
          <table:table-cell table:style-name="ce16" table:formula="of:=[$4_calgen.B4]" office:value-type="date" office:date-value="2024-07-06T09:00:00" calcext:value-type="date">
            <text:p>2024-07-06 09:00</text:p>
          </table:table-cell>
          <table:table-cell table:style-name="ce16" table:formula="of:=[$4_calgen.C4]" office:value-type="string" office:string-value="Test room" calcext:value-type="string">
            <text:p>Test room</text:p>
          </table:table-cell>
          <table:table-cell table:style-name="ce16" table:formula="of:=[$4_calgen.D4]" office:value-type="date" office:date-value="2024-07-06T11:00:00" calcext:value-type="date">
            <text:p>2024-07-06 11:00</text:p>
          </table:table-cell>
          <table:table-cell table:style-name="ce16" table:formula="of:=[$4_calgen.E4]" office:value-type="date" office:date-value="2024-06-21T00:01:00" calcext:value-type="date">
            <text:p>2024-06-21 00:01</text:p>
          </table:table-cell>
          <table:table-cell table:style-name="ce16" table:formula="of:=[$4_calgen.F4]" office:value-type="date" office:date-value="2024-07-01T23:59:59" calcext:value-type="date">
            <text:p>2024-07-01 23:59</text:p>
          </table:table-cell>
          <table:table-cell table:style-name="ce36" table:formula="of:=[$4_calgen.G4]" office:value-type="date" office:date-value="2024-07-15" calcext:value-type="date">
            <text:p>2024-07-15</text:p>
          </table:table-cell>
          <table:table-cell table:style-name="ce16" table:formula="of:=[$4_calgen.H4]" office:value-type="date" office:date-value="2024-07-15T09:00:00" calcext:value-type="date">
            <text:p>2024-07-15 09:00</text:p>
          </table:table-cell>
          <table:table-cell table:style-name="ce16" table:formula="of:=[$4_calgen.I4]" office:value-type="date" office:date-value="2024-07-15T10:00:00" calcext:value-type="date">
            <text:p>2024-07-15 10:00</text:p>
          </table:table-cell>
          <table:table-cell table:style-name="ce155" table:formula="of:=[$4_calgen.J4]" office:value-type="date" office:date-value="2024-07-16" calcext:value-type="date">
            <text:p>2024-07-16</text:p>
          </table:table-cell>
          <table:table-cell table:number-columns-repeated="16374"/>
        </table:table-row>
        <table:table-row table:style-name="ro1">
          <table:table-cell table:style-name="ce100" table:formula="of:=[$4_calgen.A5]" office:value-type="float" office:value="3" calcext:value-type="float">
            <text:p>3</text:p>
          </table:table-cell>
          <table:table-cell table:style-name="ce16" table:formula="of:=[$4_calgen.B5]" office:value-type="date" office:date-value="2024-08-06T09:00:00" calcext:value-type="date">
            <text:p>2024-08-06 09:00</text:p>
          </table:table-cell>
          <table:table-cell table:style-name="ce16" table:formula="of:=[$4_calgen.C5]" office:value-type="string" office:string-value="Test room" calcext:value-type="string">
            <text:p>Test room</text:p>
          </table:table-cell>
          <table:table-cell table:style-name="ce16" table:formula="of:=[$4_calgen.D5]" office:value-type="date" office:date-value="2024-08-06T11:00:00" calcext:value-type="date">
            <text:p>2024-08-06 11:00</text:p>
          </table:table-cell>
          <table:table-cell table:style-name="ce16" table:formula="of:=[$4_calgen.E5]" office:value-type="date" office:date-value="2024-07-22T00:01:00" calcext:value-type="date">
            <text:p>2024-07-22 00:01</text:p>
          </table:table-cell>
          <table:table-cell table:style-name="ce16" table:formula="of:=[$4_calgen.F5]" office:value-type="date" office:date-value="2024-08-01T23:59:59" calcext:value-type="date">
            <text:p>2024-08-01 23:59</text:p>
          </table:table-cell>
          <table:table-cell table:style-name="ce36" table:formula="of:=[$4_calgen.G5]" office:value-type="date" office:date-value="2024-08-13" calcext:value-type="date">
            <text:p>2024-08-13</text:p>
          </table:table-cell>
          <table:table-cell table:style-name="ce16" table:formula="of:=[$4_calgen.H5]" office:value-type="date" office:date-value="2024-08-14T09:00:00" calcext:value-type="date">
            <text:p>2024-08-14 09:00</text:p>
          </table:table-cell>
          <table:table-cell table:style-name="ce16" table:formula="of:=[$4_calgen.I5]" office:value-type="date" office:date-value="2024-08-14T10:00:00" calcext:value-type="date">
            <text:p>2024-08-14 10:00</text:p>
          </table:table-cell>
          <table:table-cell table:style-name="ce155" table:formula="of:=[$4_calgen.J5]" office:value-type="date" office:date-value="2024-08-16" calcext:value-type="date">
            <text:p>2024-08-16</text:p>
          </table:table-cell>
          <table:table-cell table:number-columns-repeated="16374"/>
        </table:table-row>
        <table:table-row table:style-name="ro1">
          <table:table-cell table:style-name="ce100" table:formula="of:=[$4_calgen.A6]" office:value-type="float" office:value="4" calcext:value-type="float">
            <text:p>4</text:p>
          </table:table-cell>
          <table:table-cell table:style-name="ce16" table:formula="of:=[$4_calgen.B6]" office:value-type="date" office:date-value="2024-09-06T09:00:00" calcext:value-type="date">
            <text:p>2024-09-06 09:00</text:p>
          </table:table-cell>
          <table:table-cell table:style-name="ce16" table:formula="of:=[$4_calgen.C6]" office:value-type="string" office:string-value="Test room" calcext:value-type="string">
            <text:p>Test room</text:p>
          </table:table-cell>
          <table:table-cell table:style-name="ce16" table:formula="of:=[$4_calgen.D6]" office:value-type="date" office:date-value="2024-09-06T11:00:00" calcext:value-type="date">
            <text:p>2024-09-06 11:00</text:p>
          </table:table-cell>
          <table:table-cell table:style-name="ce16" table:formula="of:=[$4_calgen.E6]" office:value-type="date" office:date-value="2024-08-22T00:01:00" calcext:value-type="date">
            <text:p>2024-08-22 00:01</text:p>
          </table:table-cell>
          <table:table-cell table:style-name="ce16" table:formula="of:=[$4_calgen.F6]" office:value-type="date" office:date-value="2024-09-02T23:59:59" calcext:value-type="date">
            <text:p>2024-09-02 23:59</text:p>
          </table:table-cell>
          <table:table-cell table:style-name="ce36" table:formula="of:=[$4_calgen.G6]" office:value-type="date" office:date-value="2024-09-13" calcext:value-type="date">
            <text:p>2024-09-13</text:p>
          </table:table-cell>
          <table:table-cell table:style-name="ce16" table:formula="of:=[$4_calgen.H6]" office:value-type="date" office:date-value="2024-09-16T09:00:00" calcext:value-type="date">
            <text:p>2024-09-16 09:00</text:p>
          </table:table-cell>
          <table:table-cell table:style-name="ce16" table:formula="of:=[$4_calgen.I6]" office:value-type="date" office:date-value="2024-09-16T10:00:00" calcext:value-type="date">
            <text:p>2024-09-16 10:00</text:p>
          </table:table-cell>
          <table:table-cell table:style-name="ce155" table:formula="of:=[$4_calgen.J6]" office:value-type="date" office:date-value="2024-09-16" calcext:value-type="date">
            <text:p>2024-09-16</text:p>
          </table:table-cell>
          <table:table-cell table:number-columns-repeated="16374"/>
        </table:table-row>
        <table:table-row table:style-name="ro1">
          <table:table-cell table:style-name="ce100" table:formula="of:=[$4_calgen.A7]" office:value-type="float" office:value="5" calcext:value-type="float">
            <text:p>5</text:p>
          </table:table-cell>
          <table:table-cell table:style-name="ce16" table:formula="of:=[$4_calgen.B7]" office:value-type="date" office:date-value="2025-10-06T09:00:00" calcext:value-type="date">
            <text:p>2025-10-06 09:00</text:p>
          </table:table-cell>
          <table:table-cell table:style-name="ce16" table:formula="of:=[$4_calgen.C7]" office:value-type="string" office:string-value="Test room" calcext:value-type="string">
            <text:p>Test room</text:p>
          </table:table-cell>
          <table:table-cell table:style-name="ce16" table:formula="of:=[$4_calgen.D7]" office:value-type="date" office:date-value="2025-10-06T11:00:00" calcext:value-type="date">
            <text:p>2025-10-06 11:00</text:p>
          </table:table-cell>
          <table:table-cell table:style-name="ce16" table:formula="of:=[$4_calgen.E7]" office:value-type="date" office:date-value="2025-09-19T00:01:00" calcext:value-type="date">
            <text:p>2025-09-19 00:01</text:p>
          </table:table-cell>
          <table:table-cell table:style-name="ce16" table:formula="of:=[$4_calgen.F7]" office:value-type="date" office:date-value="2025-10-01T23:59:59" calcext:value-type="date">
            <text:p>2025-10-01 23:59</text:p>
          </table:table-cell>
          <table:table-cell table:style-name="ce36" table:formula="of:=[$4_calgen.G7]" office:value-type="date" office:date-value="2025-10-13" calcext:value-type="date">
            <text:p>2025-10-13</text:p>
          </table:table-cell>
          <table:table-cell table:style-name="ce16" table:formula="of:=[$4_calgen.H7]" office:value-type="date" office:date-value="2025-10-14T09:00:00" calcext:value-type="date">
            <text:p>2025-10-14 09:00</text:p>
          </table:table-cell>
          <table:table-cell table:style-name="ce16" table:formula="of:=[$4_calgen.I7]" office:value-type="date" office:date-value="2025-10-14T10:00:00" calcext:value-type="date">
            <text:p>2025-10-14 10:00</text:p>
          </table:table-cell>
          <table:table-cell table:style-name="ce155" table:formula="of:=[$4_calgen.J7]" office:value-type="date" office:date-value="2025-10-16" calcext:value-type="date">
            <text:p>2025-10-16</text:p>
          </table:table-cell>
          <table:table-cell table:number-columns-repeated="16374"/>
        </table:table-row>
        <table:table-row table:style-name="ro1">
          <table:table-cell table:style-name="ce101" table:formula="of:=[$4_calgen.A8]" office:value-type="float" office:value="6" calcext:value-type="float">
            <text:p>6</text:p>
          </table:table-cell>
          <table:table-cell table:style-name="ce103" table:formula="of:=[$4_calgen.B8]" office:value-type="date" office:date-value="2025-11-06T09:00:00" calcext:value-type="date">
            <text:p>2025-11-06 09:00</text:p>
          </table:table-cell>
          <table:table-cell table:style-name="ce103" table:formula="of:=[$4_calgen.C8]" office:value-type="string" office:string-value="Test room" calcext:value-type="string">
            <text:p>Test room</text:p>
          </table:table-cell>
          <table:table-cell table:style-name="ce103" table:formula="of:=[$4_calgen.D8]" office:value-type="date" office:date-value="2025-11-06T11:00:00" calcext:value-type="date">
            <text:p>2025-11-06 11:00</text:p>
          </table:table-cell>
          <table:table-cell table:style-name="ce103" table:formula="of:=[$4_calgen.E8]" office:value-type="date" office:date-value="2025-10-22T00:01:00" calcext:value-type="date">
            <text:p>2025-10-22 00:01</text:p>
          </table:table-cell>
          <table:table-cell table:style-name="ce103" table:formula="of:=[$4_calgen.F8]" office:value-type="date" office:date-value="2025-11-03T23:59:59" calcext:value-type="date">
            <text:p>2025-11-03 23:59</text:p>
          </table:table-cell>
          <table:table-cell table:style-name="ce104" table:formula="of:=[$4_calgen.G8]" office:value-type="date" office:date-value="2025-11-13" calcext:value-type="date">
            <text:p>2025-11-13</text:p>
          </table:table-cell>
          <table:table-cell table:style-name="ce103" table:formula="of:=[$4_calgen.H8]" office:value-type="date" office:date-value="2025-11-14T09:00:00" calcext:value-type="date">
            <text:p>2025-11-14 09:00</text:p>
          </table:table-cell>
          <table:table-cell table:style-name="ce103" table:formula="of:=[$4_calgen.I8]" office:value-type="date" office:date-value="2025-11-14T10:00:00" calcext:value-type="date">
            <text:p>2025-11-14 10:00</text:p>
          </table:table-cell>
          <table:table-cell table:style-name="ce156" table:formula="of:=[$4_calgen.J8]" office:value-type="date" office:date-value="2025-11-17" calcext:value-type="date">
            <text:p>2025-11-17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Tahoma" style:font-family-asian="Tahoma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3" number:min-decimal-places="13" number:min-integer-digits="1"/>
    </number:number-style>
    <number:number-style style:name="N169">
      <number:number number:decimal-places="12" number:min-decimal-places="12" number:min-integer-digits="1"/>
    </number:number-style>
    <number:number-style style:name="N170">
      <number:number number:decimal-places="11" number:min-decimal-places="11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9" number:min-decimal-places="9" number:min-integer-digits="1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5" number:min-decimal-places="5" number:min-integer-digits="1"/>
    </number:number-style>
    <number:number-style style:name="N177">
      <number:number number:decimal-places="4" number:min-decimal-places="4" number:min-integer-digits="1"/>
    </number:number-style>
    <number:number-style style:name="N178">
      <number:number number:decimal-places="3" number:min-decimal-places="3"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80">
      <number:number number:decimal-places="14" number:min-decimal-places="14" number:min-integer-digits="1"/>
    </number:number-style>
    <number:currency-style style:name="N18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82P0"/>
    </number:currency-style>
    <number:number-style style:name="N183">
      <number:number number:decimal-places="1" number:min-decimal-places="1" number:min-integer-digits="1"/>
    </number:number-style>
    <number:date-style style:name="N18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5:11:23.371010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faele</meta:initial-creator>
    <dc:creator>Raffaele Mancuso</dc:creator>
    <meta:creation-date>2021-01-04T12:17:33</meta:creation-date>
    <dc:date>2024-07-29T15:13:23.263019953</dc:date>
    <meta:generator>LibreOffice/24.2.5.2$Linux_X86_64 LibreOffice_project/420$Build-2</meta:generator>
    <meta:editing-duration>PT4H28M9S</meta:editing-duration>
    <meta:editing-cycles>33</meta:editing-cycles>
    <meta:document-statistic meta:table-count="5" meta:cell-count="406" meta:object-count="0"/>
    <meta:user-defined meta:name="KSOProductBuildVer">1033-11.1.0.9719</meta:user-defined>
  </office:meta>
</office:document-meta>
</file>